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PlainText" style:master-page-name="MP0" style:family="paragraph">
      <style:paragraph-properties fo:break-before="page"/>
      <style:text-properties style:font-name="Courier New" style:font-name-complex="Courier New"/>
    </style:style>
    <style:style style:name="P2" style:parent-style-name="PlainText" style:family="paragraph">
      <style:text-properties style:font-name="Courier New" style:font-name-complex="Courier New" fo:language="nb" fo:country="NO"/>
    </style:style>
    <style:style style:name="P3" style:parent-style-name="PlainText" style:family="paragraph">
      <style:text-properties style:font-name="Courier New" style:font-name-complex="Courier New" fo:language="nb" fo:country="NO"/>
    </style:style>
    <style:style style:name="P4" style:parent-style-name="PlainText" style:family="paragraph">
      <style:text-properties style:font-name="Courier New" style:font-name-complex="Courier New" fo:language="nb" fo:country="NO"/>
    </style:style>
    <style:style style:name="P5" style:parent-style-name="PlainText" style:family="paragraph">
      <style:text-properties style:font-name="Courier New" style:font-name-complex="Courier New" fo:language="nb" fo:country="NO"/>
    </style:style>
    <style:style style:name="P6" style:parent-style-name="PlainText" style:family="paragraph">
      <style:text-properties style:font-name="Courier New" style:font-name-complex="Courier New" fo:language="nb" fo:country="NO"/>
    </style:style>
    <style:style style:name="P7" style:parent-style-name="PlainText" style:family="paragraph">
      <style:text-properties style:font-name="Courier New" style:font-name-complex="Courier New" fo:language="nb" fo:country="NO"/>
    </style:style>
    <style:style style:name="P8" style:parent-style-name="PlainText" style:family="paragraph">
      <style:text-properties style:font-name="Courier New" style:font-name-complex="Courier New" fo:language="nb" fo:country="NO"/>
    </style:style>
    <style:style style:name="P9" style:parent-style-name="PlainText" style:family="paragraph">
      <style:text-properties style:font-name="Courier New" style:font-name-complex="Courier New" fo:language="nb" fo:country="NO"/>
    </style:style>
    <style:style style:name="P10" style:parent-style-name="PlainText" style:family="paragraph">
      <style:text-properties style:font-name="Courier New" style:font-name-complex="Courier New" fo:language="nb" fo:country="NO"/>
    </style:style>
    <style:style style:name="P11" style:parent-style-name="PlainText" style:family="paragraph">
      <style:text-properties style:font-name="Courier New" style:font-name-complex="Courier New" fo:language="nb" fo:country="NO"/>
    </style:style>
    <style:style style:name="P12" style:parent-style-name="PlainText" style:family="paragraph">
      <style:text-properties style:font-name="Courier New" style:font-name-complex="Courier New" fo:language="nb" fo:country="NO"/>
    </style:style>
    <style:style style:name="P13" style:parent-style-name="PlainText" style:family="paragraph">
      <style:text-properties style:font-name="Courier New" style:font-name-complex="Courier New" fo:language="nb" fo:country="NO"/>
    </style:style>
    <style:style style:name="P14" style:parent-style-name="PlainText" style:family="paragraph">
      <style:text-properties style:font-name="Courier New" style:font-name-complex="Courier New" fo:language="nb" fo:country="NO"/>
    </style:style>
    <style:style style:name="P15" style:parent-style-name="PlainText" style:family="paragraph">
      <style:text-properties style:font-name="Courier New" style:font-name-complex="Courier New" fo:language="nb" fo:country="NO"/>
    </style:style>
    <style:style style:name="P16" style:parent-style-name="PlainText" style:family="paragraph">
      <style:text-properties style:font-name="Courier New" style:font-name-complex="Courier New" fo:language="nb" fo:country="NO"/>
    </style:style>
    <style:style style:name="P17" style:parent-style-name="PlainText" style:family="paragraph">
      <style:text-properties style:font-name="Courier New" style:font-name-complex="Courier New" fo:language="nb" fo:country="NO"/>
    </style:style>
    <style:style style:name="P18" style:parent-style-name="PlainText" style:family="paragraph">
      <style:text-properties style:font-name="Courier New" style:font-name-complex="Courier New" fo:language="nb" fo:country="NO"/>
    </style:style>
    <style:style style:name="P19" style:parent-style-name="PlainText" style:family="paragraph">
      <style:text-properties style:font-name="Courier New" style:font-name-complex="Courier New" fo:language="nb" fo:country="NO"/>
    </style:style>
    <style:style style:name="P20" style:parent-style-name="PlainText" style:family="paragraph">
      <style:text-properties style:font-name="Courier New" style:font-name-complex="Courier New" fo:language="nb" fo:country="NO"/>
    </style:style>
    <style:style style:name="P21" style:parent-style-name="PlainText" style:family="paragraph">
      <style:text-properties style:font-name="Courier New" style:font-name-complex="Courier New" fo:language="nb" fo:country="NO"/>
    </style:style>
    <style:style style:name="P22" style:parent-style-name="PlainText" style:family="paragraph">
      <style:text-properties style:font-name="Courier New" style:font-name-complex="Courier New" fo:language="nb" fo:country="NO"/>
    </style:style>
    <style:style style:name="P23" style:parent-style-name="PlainText" style:family="paragraph">
      <style:text-properties style:font-name="Courier New" style:font-name-complex="Courier New" fo:language="nb" fo:country="NO"/>
    </style:style>
    <style:style style:name="P24" style:parent-style-name="PlainText" style:family="paragraph">
      <style:text-properties style:font-name="Courier New" style:font-name-complex="Courier New" fo:language="nb" fo:country="NO"/>
    </style:style>
    <style:style style:name="P25" style:parent-style-name="PlainText" style:family="paragraph">
      <style:text-properties style:font-name="Courier New" style:font-name-complex="Courier New" fo:language="nb" fo:country="NO"/>
    </style:style>
    <style:style style:name="P26" style:parent-style-name="PlainText" style:family="paragraph">
      <style:text-properties style:font-name="Courier New" style:font-name-complex="Courier New" fo:language="nb" fo:country="NO"/>
    </style:style>
    <style:style style:name="P27" style:parent-style-name="PlainText" style:family="paragraph">
      <style:text-properties style:font-name="Courier New" style:font-name-complex="Courier New" fo:language="nb" fo:country="NO"/>
    </style:style>
    <style:style style:name="P28" style:parent-style-name="PlainText" style:family="paragraph">
      <style:text-properties style:font-name="Courier New" style:font-name-complex="Courier New" fo:language="nb" fo:country="NO"/>
    </style:style>
    <style:style style:name="P29" style:parent-style-name="PlainText" style:family="paragraph">
      <style:text-properties style:font-name="Courier New" style:font-name-complex="Courier New" fo:language="nb" fo:country="NO"/>
    </style:style>
    <style:style style:name="P30" style:parent-style-name="PlainText" style:family="paragraph">
      <style:text-properties style:font-name="Courier New" style:font-name-complex="Courier New" fo:language="nb" fo:country="NO"/>
    </style:style>
    <style:style style:name="P31" style:parent-style-name="PlainText" style:family="paragraph">
      <style:text-properties style:font-name="Courier New" style:font-name-complex="Courier New" fo:language="nb" fo:country="NO"/>
    </style:style>
    <style:style style:name="P32" style:parent-style-name="PlainText" style:family="paragraph">
      <style:text-properties style:font-name="Courier New" style:font-name-complex="Courier New" fo:language="nb" fo:country="NO"/>
    </style:style>
    <style:style style:name="P33" style:parent-style-name="PlainText" style:family="paragraph">
      <style:text-properties style:font-name="Courier New" style:font-name-complex="Courier New" fo:language="nb" fo:country="NO"/>
    </style:style>
    <style:style style:name="P34" style:parent-style-name="PlainText" style:family="paragraph">
      <style:text-properties style:font-name="Courier New" style:font-name-complex="Courier New" fo:language="nb" fo:country="NO"/>
    </style:style>
    <style:style style:name="P35" style:parent-style-name="PlainText" style:family="paragraph">
      <style:text-properties style:font-name="Courier New" style:font-name-complex="Courier New" fo:language="nb" fo:country="NO"/>
    </style:style>
    <style:style style:name="P36" style:parent-style-name="PlainText" style:family="paragraph">
      <style:text-properties style:font-name="Courier New" style:font-name-complex="Courier New" fo:language="nb" fo:country="NO"/>
    </style:style>
    <style:style style:name="P37" style:parent-style-name="PlainText" style:family="paragraph">
      <style:text-properties style:font-name="Courier New" style:font-name-complex="Courier New" fo:language="nb" fo:country="NO"/>
    </style:style>
    <style:style style:name="P38" style:parent-style-name="PlainText" style:family="paragraph">
      <style:text-properties style:font-name="Courier New" style:font-name-complex="Courier New" fo:language="nb" fo:country="NO"/>
    </style:style>
    <style:style style:name="P39" style:parent-style-name="PlainText" style:family="paragraph">
      <style:text-properties style:font-name="Courier New" style:font-name-complex="Courier New" fo:language="nb" fo:country="NO"/>
    </style:style>
    <style:style style:name="P40" style:parent-style-name="PlainText" style:family="paragraph">
      <style:text-properties style:font-name="Courier New" style:font-name-complex="Courier New" fo:language="nb" fo:country="NO"/>
    </style:style>
    <style:style style:name="P41" style:parent-style-name="PlainText" style:family="paragraph">
      <style:text-properties style:font-name="Courier New" style:font-name-complex="Courier New" fo:language="nb" fo:country="NO"/>
    </style:style>
    <style:style style:name="P42" style:parent-style-name="PlainText" style:family="paragraph">
      <style:text-properties style:font-name="Courier New" style:font-name-complex="Courier New" fo:language="nb" fo:country="NO"/>
    </style:style>
    <style:style style:name="P43" style:parent-style-name="PlainText" style:family="paragraph">
      <style:text-properties style:font-name="Courier New" style:font-name-complex="Courier New" fo:language="nb" fo:country="NO"/>
    </style:style>
    <style:style style:name="P44" style:parent-style-name="PlainText" style:family="paragraph">
      <style:text-properties style:font-name="Courier New" style:font-name-complex="Courier New" fo:language="nb" fo:country="NO"/>
    </style:style>
    <style:style style:name="P45" style:parent-style-name="PlainText" style:family="paragraph">
      <style:text-properties style:font-name="Courier New" style:font-name-complex="Courier New" fo:language="nb" fo:country="NO"/>
    </style:style>
    <style:style style:name="P46" style:parent-style-name="PlainText" style:family="paragraph">
      <style:text-properties style:font-name="Courier New" style:font-name-complex="Courier New" fo:language="nb" fo:country="NO"/>
    </style:style>
    <style:style style:name="P47" style:parent-style-name="PlainText" style:family="paragraph">
      <style:text-properties style:font-name="Courier New" style:font-name-complex="Courier New" fo:language="nb" fo:country="NO"/>
    </style:style>
    <style:style style:name="P48" style:parent-style-name="PlainText" style:family="paragraph">
      <style:text-properties style:font-name="Courier New" style:font-name-complex="Courier New" fo:language="nb" fo:country="NO"/>
    </style:style>
    <style:style style:name="P49" style:parent-style-name="PlainText" style:family="paragraph">
      <style:text-properties style:font-name="Courier New" style:font-name-complex="Courier New" fo:language="nb" fo:country="NO"/>
    </style:style>
    <style:style style:name="P50" style:parent-style-name="PlainText" style:family="paragraph">
      <style:text-properties style:font-name="Courier New" style:font-name-complex="Courier New" fo:language="nb" fo:country="NO"/>
    </style:style>
    <style:style style:name="P51" style:parent-style-name="PlainText" style:family="paragraph">
      <style:text-properties style:font-name="Courier New" style:font-name-complex="Courier New" fo:language="nb" fo:country="NO"/>
    </style:style>
    <style:style style:name="P52" style:parent-style-name="PlainText" style:family="paragraph">
      <style:text-properties style:font-name="Courier New" style:font-name-complex="Courier New" fo:language="nb" fo:country="NO"/>
    </style:style>
    <style:style style:name="P53" style:parent-style-name="PlainText" style:family="paragraph">
      <style:text-properties style:font-name="Courier New" style:font-name-complex="Courier New" fo:language="nb" fo:country="NO"/>
    </style:style>
    <style:style style:name="P54" style:parent-style-name="PlainText" style:family="paragraph">
      <style:text-properties style:font-name="Courier New" style:font-name-complex="Courier New" fo:language="nb" fo:country="NO"/>
    </style:style>
    <style:style style:name="P55" style:parent-style-name="PlainText" style:family="paragraph">
      <style:text-properties style:font-name="Courier New" style:font-name-complex="Courier New" fo:language="nb" fo:country="NO"/>
    </style:style>
    <style:style style:name="P56" style:parent-style-name="PlainText" style:family="paragraph">
      <style:text-properties style:font-name="Courier New" style:font-name-complex="Courier New" fo:language="nb" fo:country="NO"/>
    </style:style>
    <style:style style:name="P57" style:parent-style-name="PlainText" style:family="paragraph">
      <style:text-properties style:font-name="Courier New" style:font-name-complex="Courier New" fo:language="nb" fo:country="NO"/>
    </style:style>
    <style:style style:name="P58" style:parent-style-name="PlainText" style:family="paragraph">
      <style:text-properties style:font-name="Courier New" style:font-name-complex="Courier New" fo:language="nb" fo:country="NO"/>
    </style:style>
    <style:style style:name="P59" style:parent-style-name="PlainText" style:family="paragraph">
      <style:text-properties style:font-name="Courier New" style:font-name-complex="Courier New" fo:language="nb" fo:country="NO"/>
    </style:style>
    <style:style style:name="P60" style:parent-style-name="PlainText" style:family="paragraph">
      <style:text-properties style:font-name="Courier New" style:font-name-complex="Courier New" fo:language="nb" fo:country="NO"/>
    </style:style>
    <style:style style:name="P61" style:parent-style-name="PlainText" style:family="paragraph">
      <style:text-properties style:font-name="Courier New" style:font-name-complex="Courier New" fo:language="nb" fo:country="NO"/>
    </style:style>
    <style:style style:name="P62" style:parent-style-name="PlainText" style:family="paragraph">
      <style:text-properties style:font-name="Courier New" style:font-name-complex="Courier New" fo:language="nb" fo:country="NO"/>
    </style:style>
    <style:style style:name="P63" style:parent-style-name="PlainText" style:family="paragraph">
      <style:text-properties style:font-name="Courier New" style:font-name-complex="Courier New" fo:language="nb" fo:country="NO"/>
    </style:style>
    <style:style style:name="P64" style:parent-style-name="PlainText" style:family="paragraph">
      <style:text-properties style:font-name="Courier New" style:font-name-complex="Courier New" fo:language="nb" fo:country="NO"/>
    </style:style>
    <style:style style:name="P65" style:parent-style-name="PlainText" style:family="paragraph">
      <style:text-properties style:font-name="Courier New" style:font-name-complex="Courier New" fo:language="nb" fo:country="NO"/>
    </style:style>
    <style:style style:name="P66" style:parent-style-name="PlainText" style:family="paragraph">
      <style:text-properties style:font-name="Courier New" style:font-name-complex="Courier New" fo:language="nb" fo:country="NO"/>
    </style:style>
    <style:style style:name="P67" style:parent-style-name="PlainText" style:family="paragraph">
      <style:text-properties style:font-name="Courier New" style:font-name-complex="Courier New" fo:language="nb" fo:country="NO"/>
    </style:style>
    <style:style style:name="P68" style:parent-style-name="PlainText" style:family="paragraph">
      <style:text-properties style:font-name="Courier New" style:font-name-complex="Courier New" fo:language="nb" fo:country="NO"/>
    </style:style>
    <style:style style:name="P69" style:parent-style-name="PlainText" style:family="paragraph">
      <style:text-properties style:font-name="Courier New" style:font-name-complex="Courier New" fo:language="nb" fo:country="NO"/>
    </style:style>
    <style:style style:name="P70" style:parent-style-name="PlainText" style:family="paragraph">
      <style:text-properties style:font-name="Courier New" style:font-name-complex="Courier New" fo:language="nb" fo:country="NO"/>
    </style:style>
    <style:style style:name="P71" style:parent-style-name="PlainText" style:family="paragraph">
      <style:text-properties style:font-name="Courier New" style:font-name-complex="Courier New" fo:language="nb" fo:country="NO"/>
    </style:style>
    <style:style style:name="P72" style:parent-style-name="PlainText" style:family="paragraph">
      <style:text-properties style:font-name="Courier New" style:font-name-complex="Courier New" fo:language="nb" fo:country="NO"/>
    </style:style>
    <style:style style:name="P73" style:parent-style-name="PlainText" style:family="paragraph">
      <style:text-properties style:font-name="Courier New" style:font-name-complex="Courier New" fo:language="nb" fo:country="NO"/>
    </style:style>
    <style:style style:name="P74" style:parent-style-name="PlainText" style:family="paragraph">
      <style:text-properties style:font-name="Courier New" style:font-name-complex="Courier New" fo:language="nb" fo:country="NO"/>
    </style:style>
    <style:style style:name="P75" style:parent-style-name="PlainText" style:family="paragraph">
      <style:text-properties style:font-name="Courier New" style:font-name-complex="Courier New" fo:language="nb" fo:country="NO"/>
    </style:style>
    <style:style style:name="P76" style:parent-style-name="PlainText" style:family="paragraph">
      <style:text-properties style:font-name="Courier New" style:font-name-complex="Courier New" fo:language="nb" fo:country="NO"/>
    </style:style>
    <style:style style:name="P77" style:parent-style-name="PlainText" style:family="paragraph">
      <style:text-properties style:font-name="Courier New" style:font-name-complex="Courier New" fo:language="nb" fo:country="NO"/>
    </style:style>
    <style:style style:name="P78" style:parent-style-name="PlainText" style:family="paragraph">
      <style:text-properties style:font-name="Courier New" style:font-name-complex="Courier New" fo:language="nb" fo:country="NO"/>
    </style:style>
    <style:style style:name="P79" style:parent-style-name="PlainText" style:family="paragraph">
      <style:text-properties style:font-name="Courier New" style:font-name-complex="Courier New" fo:language="nb" fo:country="NO"/>
    </style:style>
    <style:style style:name="P80" style:parent-style-name="PlainText" style:family="paragraph">
      <style:text-properties style:font-name="Courier New" style:font-name-complex="Courier New" fo:language="nb" fo:country="NO"/>
    </style:style>
    <style:style style:name="P81" style:parent-style-name="PlainText" style:family="paragraph">
      <style:text-properties style:font-name="Courier New" style:font-name-complex="Courier New" fo:language="nb" fo:country="NO"/>
    </style:style>
    <style:style style:name="P82" style:parent-style-name="PlainText" style:family="paragraph">
      <style:text-properties style:font-name="Courier New" style:font-name-complex="Courier New" fo:language="nb" fo:country="NO"/>
    </style:style>
    <style:style style:name="P83" style:parent-style-name="PlainText" style:family="paragraph">
      <style:text-properties style:font-name="Courier New" style:font-name-complex="Courier New" fo:language="nb" fo:country="NO"/>
    </style:style>
    <style:style style:name="P84" style:parent-style-name="PlainText" style:family="paragraph">
      <style:text-properties style:font-name="Courier New" style:font-name-complex="Courier New" fo:language="nb" fo:country="NO"/>
    </style:style>
    <style:style style:name="P85" style:parent-style-name="PlainText" style:family="paragraph">
      <style:text-properties style:font-name="Courier New" style:font-name-complex="Courier New" fo:language="nb" fo:country="NO"/>
    </style:style>
    <style:style style:name="P86" style:parent-style-name="PlainText" style:family="paragraph">
      <style:text-properties style:font-name="Courier New" style:font-name-complex="Courier New" fo:language="nb" fo:country="NO"/>
    </style:style>
    <style:style style:name="P87" style:parent-style-name="PlainText" style:family="paragraph">
      <style:text-properties style:font-name="Courier New" style:font-name-complex="Courier New" fo:language="nb" fo:country="NO"/>
    </style:style>
    <style:style style:name="P88" style:parent-style-name="PlainText" style:family="paragraph">
      <style:text-properties style:font-name="Courier New" style:font-name-complex="Courier New" fo:language="nb" fo:country="NO"/>
    </style:style>
    <style:style style:name="P89" style:parent-style-name="PlainText" style:family="paragraph">
      <style:text-properties style:font-name="Courier New" style:font-name-complex="Courier New" fo:language="nb" fo:country="NO"/>
    </style:style>
    <style:style style:name="P90" style:parent-style-name="PlainText" style:family="paragraph">
      <style:text-properties style:font-name="Courier New" style:font-name-complex="Courier New" fo:language="nb" fo:country="NO"/>
    </style:style>
    <style:style style:name="P91" style:parent-style-name="PlainText" style:family="paragraph">
      <style:text-properties style:font-name="Courier New" style:font-name-complex="Courier New" fo:language="nb" fo:country="NO"/>
    </style:style>
    <style:style style:name="P92" style:parent-style-name="PlainText" style:family="paragraph">
      <style:text-properties style:font-name="Courier New" style:font-name-complex="Courier New" fo:language="nb" fo:country="NO"/>
    </style:style>
    <style:style style:name="P93" style:parent-style-name="PlainText" style:family="paragraph">
      <style:text-properties style:font-name="Courier New" style:font-name-complex="Courier New" fo:language="nb" fo:country="NO"/>
    </style:style>
    <style:style style:name="P94" style:parent-style-name="PlainText" style:family="paragraph">
      <style:text-properties style:font-name="Courier New" style:font-name-complex="Courier New" fo:language="nb" fo:country="NO"/>
    </style:style>
    <style:style style:name="P95" style:parent-style-name="PlainText" style:family="paragraph">
      <style:text-properties style:font-name="Courier New" style:font-name-complex="Courier New" fo:language="nb" fo:country="NO"/>
    </style:style>
    <style:style style:name="P96" style:parent-style-name="PlainText" style:family="paragraph">
      <style:text-properties style:font-name="Courier New" style:font-name-complex="Courier New" fo:language="nb" fo:country="NO"/>
    </style:style>
    <style:style style:name="P97" style:parent-style-name="PlainText" style:family="paragraph">
      <style:text-properties style:font-name="Courier New" style:font-name-complex="Courier New" fo:language="nb" fo:country="NO"/>
    </style:style>
    <style:style style:name="P98" style:parent-style-name="PlainText" style:family="paragraph">
      <style:text-properties style:font-name="Courier New" style:font-name-complex="Courier New" fo:language="nb" fo:country="NO"/>
    </style:style>
    <style:style style:name="P99" style:parent-style-name="PlainText" style:family="paragraph">
      <style:text-properties style:font-name="Courier New" style:font-name-complex="Courier New" fo:language="nb" fo:country="NO"/>
    </style:style>
    <style:style style:name="P100" style:parent-style-name="PlainText" style:family="paragraph">
      <style:text-properties style:font-name="Courier New" style:font-name-complex="Courier New" fo:language="nb" fo:country="NO"/>
    </style:style>
    <style:style style:name="P101" style:parent-style-name="PlainText" style:family="paragraph">
      <style:text-properties style:font-name="Courier New" style:font-name-complex="Courier New" fo:language="nb" fo:country="NO"/>
    </style:style>
    <style:style style:name="P102" style:parent-style-name="PlainText" style:family="paragraph">
      <style:text-properties style:font-name="Courier New" style:font-name-complex="Courier New" fo:language="nb" fo:country="NO"/>
    </style:style>
    <style:style style:name="P103" style:parent-style-name="PlainText" style:family="paragraph">
      <style:text-properties style:font-name="Courier New" style:font-name-complex="Courier New" fo:language="nb" fo:country="NO"/>
    </style:style>
    <style:style style:name="P104" style:parent-style-name="PlainText" style:family="paragraph">
      <style:text-properties style:font-name="Courier New" style:font-name-complex="Courier New" fo:language="nb" fo:country="NO"/>
    </style:style>
    <style:style style:name="P105" style:parent-style-name="PlainText" style:family="paragraph">
      <style:text-properties style:font-name="Courier New" style:font-name-complex="Courier New" fo:language="nb" fo:country="NO"/>
    </style:style>
    <style:style style:name="P106" style:parent-style-name="PlainText" style:family="paragraph">
      <style:text-properties style:font-name="Courier New" style:font-name-complex="Courier New" fo:language="nb" fo:country="NO"/>
    </style:style>
    <style:style style:name="P107" style:parent-style-name="PlainText" style:family="paragraph">
      <style:text-properties style:font-name="Courier New" style:font-name-complex="Courier New" fo:language="nb" fo:country="NO"/>
    </style:style>
    <style:style style:name="P108" style:parent-style-name="PlainText" style:family="paragraph">
      <style:text-properties style:font-name="Courier New" style:font-name-complex="Courier New" fo:language="nb" fo:country="NO"/>
    </style:style>
    <style:style style:name="P109" style:parent-style-name="PlainText" style:family="paragraph">
      <style:text-properties style:font-name="Courier New" style:font-name-complex="Courier New" fo:language="nb" fo:country="NO"/>
    </style:style>
    <style:style style:name="P110" style:parent-style-name="PlainText" style:family="paragraph">
      <style:text-properties style:font-name="Courier New" style:font-name-complex="Courier New" fo:language="nb" fo:country="NO"/>
    </style:style>
    <style:style style:name="P111" style:parent-style-name="PlainText" style:family="paragraph">
      <style:text-properties style:font-name="Courier New" style:font-name-complex="Courier New" fo:language="nb" fo:country="NO"/>
    </style:style>
    <style:style style:name="P112" style:parent-style-name="PlainText" style:family="paragraph">
      <style:text-properties style:font-name="Courier New" style:font-name-complex="Courier New" fo:language="nb" fo:country="NO"/>
    </style:style>
    <style:style style:name="P113" style:parent-style-name="PlainText" style:family="paragraph">
      <style:text-properties style:font-name="Courier New" style:font-name-complex="Courier New" fo:language="nb" fo:country="NO"/>
    </style:style>
    <style:style style:name="P114" style:parent-style-name="PlainText" style:family="paragraph">
      <style:text-properties style:font-name="Courier New" style:font-name-complex="Courier New" fo:language="nb" fo:country="NO"/>
    </style:style>
    <style:style style:name="P115" style:parent-style-name="PlainText" style:family="paragraph">
      <style:text-properties style:font-name="Courier New" style:font-name-complex="Courier New" fo:language="nb" fo:country="NO"/>
    </style:style>
    <style:style style:name="P116" style:parent-style-name="PlainText" style:family="paragraph">
      <style:text-properties style:font-name="Courier New" style:font-name-complex="Courier New" fo:language="nb" fo:country="NO"/>
    </style:style>
    <style:style style:name="P117" style:parent-style-name="PlainText" style:family="paragraph">
      <style:text-properties style:font-name="Courier New" style:font-name-complex="Courier New" fo:language="nb" fo:country="NO"/>
    </style:style>
    <style:style style:name="P118" style:parent-style-name="PlainText" style:family="paragraph">
      <style:text-properties style:font-name="Courier New" style:font-name-complex="Courier New" fo:language="nb" fo:country="NO"/>
    </style:style>
    <style:style style:name="P119" style:parent-style-name="PlainText" style:family="paragraph">
      <style:text-properties style:font-name="Courier New" style:font-name-complex="Courier New" fo:language="nb" fo:country="NO"/>
    </style:style>
    <style:style style:name="P120" style:parent-style-name="PlainText" style:family="paragraph">
      <style:text-properties style:font-name="Courier New" style:font-name-complex="Courier New" fo:language="nb" fo:country="NO"/>
    </style:style>
    <style:style style:name="P121" style:parent-style-name="PlainText" style:family="paragraph">
      <style:text-properties style:font-name="Courier New" style:font-name-complex="Courier New" fo:language="nb" fo:country="NO"/>
    </style:style>
    <style:style style:name="P122" style:parent-style-name="PlainText" style:family="paragraph">
      <style:text-properties style:font-name="Courier New" style:font-name-complex="Courier New" fo:language="nb" fo:country="NO"/>
    </style:style>
    <style:style style:name="P123" style:parent-style-name="PlainText" style:family="paragraph">
      <style:text-properties style:font-name="Courier New" style:font-name-complex="Courier New" fo:language="nb" fo:country="NO"/>
    </style:style>
    <style:style style:name="P124" style:parent-style-name="PlainText" style:family="paragraph">
      <style:text-properties style:font-name="Courier New" style:font-name-complex="Courier New" fo:language="nb" fo:country="NO"/>
    </style:style>
    <style:style style:name="P125" style:parent-style-name="PlainText" style:family="paragraph">
      <style:text-properties style:font-name="Courier New" style:font-name-complex="Courier New" fo:language="nb" fo:country="NO"/>
    </style:style>
    <style:style style:name="P126" style:parent-style-name="PlainText" style:family="paragraph">
      <style:text-properties style:font-name="Courier New" style:font-name-complex="Courier New" fo:language="nb" fo:country="NO"/>
    </style:style>
    <style:style style:name="P127" style:parent-style-name="PlainText" style:family="paragraph">
      <style:text-properties style:font-name="Courier New" style:font-name-complex="Courier New" fo:language="nb" fo:country="NO"/>
    </style:style>
    <style:style style:name="P128" style:parent-style-name="PlainText" style:family="paragraph">
      <style:text-properties style:font-name="Courier New" style:font-name-complex="Courier New" fo:language="nb" fo:country="NO"/>
    </style:style>
    <style:style style:name="P129" style:parent-style-name="PlainText" style:family="paragraph">
      <style:text-properties style:font-name="Courier New" style:font-name-complex="Courier New" fo:language="nb" fo:country="NO"/>
    </style:style>
    <style:style style:name="P130" style:parent-style-name="PlainText" style:family="paragraph">
      <style:text-properties style:font-name="Courier New" style:font-name-complex="Courier New" fo:language="nb" fo:country="NO"/>
    </style:style>
    <style:style style:name="P131" style:parent-style-name="PlainText" style:family="paragraph">
      <style:text-properties style:font-name="Courier New" style:font-name-complex="Courier New" fo:language="nb" fo:country="NO"/>
    </style:style>
    <style:style style:name="P132" style:parent-style-name="PlainText" style:family="paragraph">
      <style:text-properties style:font-name="Courier New" style:font-name-complex="Courier New" fo:language="nb" fo:country="NO"/>
    </style:style>
    <style:style style:name="P133" style:parent-style-name="PlainText" style:family="paragraph">
      <style:text-properties style:font-name="Courier New" style:font-name-complex="Courier New" fo:language="nb" fo:country="NO"/>
    </style:style>
    <style:style style:name="P134" style:parent-style-name="PlainText" style:family="paragraph">
      <style:text-properties style:font-name="Courier New" style:font-name-complex="Courier New" fo:language="nb" fo:country="NO"/>
    </style:style>
    <style:style style:name="P135" style:parent-style-name="PlainText" style:family="paragraph">
      <style:text-properties style:font-name="Courier New" style:font-name-complex="Courier New" fo:language="nb" fo:country="NO"/>
    </style:style>
    <style:style style:name="P136" style:parent-style-name="PlainText" style:family="paragraph">
      <style:text-properties style:font-name="Courier New" style:font-name-complex="Courier New" fo:language="nb" fo:country="NO"/>
    </style:style>
    <style:style style:name="P137" style:parent-style-name="PlainText" style:family="paragraph">
      <style:text-properties style:font-name="Courier New" style:font-name-complex="Courier New" fo:language="nb" fo:country="NO"/>
    </style:style>
    <style:style style:name="P138" style:parent-style-name="PlainText" style:family="paragraph">
      <style:text-properties style:font-name="Courier New" style:font-name-complex="Courier New" fo:language="nb" fo:country="NO"/>
    </style:style>
    <style:style style:name="P139" style:parent-style-name="PlainText" style:family="paragraph">
      <style:text-properties style:font-name="Courier New" style:font-name-complex="Courier New" fo:language="nb" fo:country="NO"/>
    </style:style>
    <style:style style:name="P140" style:parent-style-name="PlainText" style:family="paragraph">
      <style:text-properties style:font-name="Courier New" style:font-name-complex="Courier New" fo:language="nb" fo:country="NO"/>
    </style:style>
    <style:style style:name="P141" style:parent-style-name="PlainText" style:family="paragraph">
      <style:text-properties style:font-name="Courier New" style:font-name-complex="Courier New" fo:language="nb" fo:country="NO"/>
    </style:style>
    <style:style style:name="P142" style:parent-style-name="PlainText" style:family="paragraph">
      <style:text-properties style:font-name="Courier New" style:font-name-complex="Courier New" fo:language="nb" fo:country="NO"/>
    </style:style>
    <style:style style:name="P143" style:parent-style-name="PlainText" style:family="paragraph">
      <style:text-properties style:font-name="Courier New" style:font-name-complex="Courier New" fo:language="nb" fo:country="NO"/>
    </style:style>
    <style:style style:name="P144" style:parent-style-name="PlainText" style:family="paragraph">
      <style:text-properties style:font-name="Courier New" style:font-name-complex="Courier New" fo:language="nb" fo:country="NO"/>
    </style:style>
    <style:style style:name="P145" style:parent-style-name="PlainText" style:family="paragraph">
      <style:text-properties style:font-name="Courier New" style:font-name-complex="Courier New" fo:language="nb" fo:country="NO"/>
    </style:style>
    <style:style style:name="P146" style:parent-style-name="PlainText" style:family="paragraph">
      <style:text-properties style:font-name="Courier New" style:font-name-complex="Courier New" fo:language="nb" fo:country="NO"/>
    </style:style>
    <style:style style:name="P147" style:parent-style-name="PlainText" style:family="paragraph">
      <style:text-properties style:font-name="Courier New" style:font-name-complex="Courier New" fo:language="nb" fo:country="NO"/>
    </style:style>
    <style:style style:name="P148" style:parent-style-name="PlainText" style:family="paragraph">
      <style:text-properties style:font-name="Courier New" style:font-name-complex="Courier New" fo:language="nb" fo:country="NO"/>
    </style:style>
    <style:style style:name="P149" style:parent-style-name="PlainText" style:family="paragraph">
      <style:text-properties style:font-name="Courier New" style:font-name-complex="Courier New" fo:language="nb" fo:country="NO"/>
    </style:style>
    <style:style style:name="P150" style:parent-style-name="PlainText" style:family="paragraph">
      <style:text-properties style:font-name="Courier New" style:font-name-complex="Courier New" fo:language="nb" fo:country="NO"/>
    </style:style>
    <style:style style:name="P151" style:parent-style-name="PlainText" style:family="paragraph">
      <style:text-properties style:font-name="Courier New" style:font-name-complex="Courier New" fo:language="nb" fo:country="NO"/>
    </style:style>
    <style:style style:name="P152" style:parent-style-name="PlainText" style:family="paragraph">
      <style:text-properties style:font-name="Courier New" style:font-name-complex="Courier New" fo:language="nb" fo:country="NO"/>
    </style:style>
    <style:style style:name="P153" style:parent-style-name="PlainText" style:family="paragraph">
      <style:text-properties style:font-name="Courier New" style:font-name-complex="Courier New" fo:language="nb" fo:country="NO"/>
    </style:style>
    <style:style style:name="P154" style:parent-style-name="PlainText" style:family="paragraph">
      <style:text-properties style:font-name="Courier New" style:font-name-complex="Courier New" fo:language="nb" fo:country="NO"/>
    </style:style>
    <style:style style:name="P155" style:parent-style-name="PlainText" style:family="paragraph">
      <style:text-properties style:font-name="Courier New" style:font-name-complex="Courier New" fo:language="nb" fo:country="NO"/>
    </style:style>
    <style:style style:name="P156" style:parent-style-name="PlainText" style:family="paragraph">
      <style:text-properties style:font-name="Courier New" style:font-name-complex="Courier New" fo:language="nb" fo:country="NO"/>
    </style:style>
    <style:style style:name="P157" style:parent-style-name="PlainText" style:family="paragraph">
      <style:text-properties style:font-name="Courier New" style:font-name-complex="Courier New" fo:language="nb" fo:country="NO"/>
    </style:style>
    <style:style style:name="P158" style:parent-style-name="PlainText" style:family="paragraph">
      <style:text-properties style:font-name="Courier New" style:font-name-complex="Courier New" fo:language="nb" fo:country="NO"/>
    </style:style>
    <style:style style:name="P159" style:parent-style-name="PlainText" style:family="paragraph">
      <style:text-properties style:font-name="Courier New" style:font-name-complex="Courier New" fo:language="nb" fo:country="NO"/>
    </style:style>
    <style:style style:name="P160" style:parent-style-name="PlainText" style:family="paragraph">
      <style:text-properties style:font-name="Courier New" style:font-name-complex="Courier New" fo:language="nb" fo:country="NO"/>
    </style:style>
    <style:style style:name="P161" style:parent-style-name="PlainText" style:family="paragraph">
      <style:text-properties style:font-name="Courier New" style:font-name-complex="Courier New" fo:language="nb" fo:country="NO"/>
    </style:style>
    <style:style style:name="P162" style:parent-style-name="PlainText" style:family="paragraph">
      <style:text-properties style:font-name="Courier New" style:font-name-complex="Courier New" fo:language="nb" fo:country="NO"/>
    </style:style>
    <style:style style:name="P163" style:parent-style-name="PlainText" style:family="paragraph">
      <style:text-properties style:font-name="Courier New" style:font-name-complex="Courier New" fo:language="nb" fo:country="NO"/>
    </style:style>
    <style:style style:name="P164" style:parent-style-name="PlainText" style:family="paragraph">
      <style:text-properties style:font-name="Courier New" style:font-name-complex="Courier New" fo:language="nb" fo:country="NO"/>
    </style:style>
    <style:style style:name="P165" style:parent-style-name="PlainText" style:family="paragraph">
      <style:text-properties style:font-name="Courier New" style:font-name-complex="Courier New" fo:language="nb" fo:country="NO"/>
    </style:style>
    <style:style style:name="P166" style:parent-style-name="PlainText" style:family="paragraph">
      <style:text-properties style:font-name="Courier New" style:font-name-complex="Courier New" fo:language="nb" fo:country="NO"/>
    </style:style>
    <style:style style:name="P167" style:parent-style-name="PlainText" style:family="paragraph">
      <style:text-properties style:font-name="Courier New" style:font-name-complex="Courier New" fo:language="nb" fo:country="NO"/>
    </style:style>
    <style:style style:name="P168" style:parent-style-name="PlainText" style:family="paragraph">
      <style:text-properties style:font-name="Courier New" style:font-name-complex="Courier New" fo:language="nb" fo:country="NO"/>
    </style:style>
    <style:style style:name="P169" style:parent-style-name="PlainText" style:family="paragraph">
      <style:text-properties style:font-name="Courier New" style:font-name-complex="Courier New" fo:language="nb" fo:country="NO"/>
    </style:style>
    <style:style style:name="P170" style:parent-style-name="PlainText" style:family="paragraph">
      <style:text-properties style:font-name="Courier New" style:font-name-complex="Courier New" fo:language="nb" fo:country="NO"/>
    </style:style>
    <style:style style:name="P171" style:parent-style-name="PlainText" style:family="paragraph">
      <style:text-properties style:font-name="Courier New" style:font-name-complex="Courier New" fo:language="nb" fo:country="NO"/>
    </style:style>
    <style:style style:name="P172" style:parent-style-name="PlainText" style:family="paragraph">
      <style:text-properties style:font-name="Courier New" style:font-name-complex="Courier New" fo:language="nb" fo:country="NO"/>
    </style:style>
    <style:style style:name="P173" style:parent-style-name="PlainText" style:family="paragraph">
      <style:text-properties style:font-name="Courier New" style:font-name-complex="Courier New" fo:language="nb" fo:country="NO"/>
    </style:style>
    <style:style style:name="P174" style:parent-style-name="PlainText" style:family="paragraph">
      <style:text-properties style:font-name="Courier New" style:font-name-complex="Courier New" fo:language="nb" fo:country="NO"/>
    </style:style>
    <style:style style:name="P175" style:parent-style-name="PlainText" style:family="paragraph">
      <style:text-properties style:font-name="Courier New" style:font-name-complex="Courier New" fo:language="nb" fo:country="NO"/>
    </style:style>
    <style:style style:name="P176" style:parent-style-name="PlainText" style:family="paragraph">
      <style:text-properties style:font-name="Courier New" style:font-name-complex="Courier New" fo:language="nb" fo:country="NO"/>
    </style:style>
    <style:style style:name="P177" style:parent-style-name="PlainText" style:family="paragraph">
      <style:text-properties style:font-name="Courier New" style:font-name-complex="Courier New" fo:language="nb" fo:country="NO"/>
    </style:style>
    <style:style style:name="P178" style:parent-style-name="PlainText" style:family="paragraph">
      <style:text-properties style:font-name="Courier New" style:font-name-complex="Courier New" fo:language="nb" fo:country="NO"/>
    </style:style>
    <style:style style:name="P179" style:parent-style-name="PlainText" style:family="paragraph">
      <style:text-properties style:font-name="Courier New" style:font-name-complex="Courier New" fo:language="nb" fo:country="NO"/>
    </style:style>
    <style:style style:name="P180" style:parent-style-name="PlainText" style:family="paragraph">
      <style:text-properties style:font-name="Courier New" style:font-name-complex="Courier New" fo:language="nb" fo:country="NO"/>
    </style:style>
    <style:style style:name="P181" style:parent-style-name="PlainText" style:family="paragraph">
      <style:text-properties style:font-name="Courier New" style:font-name-complex="Courier New" fo:language="nb" fo:country="NO"/>
    </style:style>
    <style:style style:name="P182" style:parent-style-name="PlainText" style:family="paragraph">
      <style:text-properties style:font-name="Courier New" style:font-name-complex="Courier New" fo:language="nb" fo:country="NO"/>
    </style:style>
    <style:style style:name="P183" style:parent-style-name="PlainText" style:family="paragraph">
      <style:text-properties style:font-name="Courier New" style:font-name-complex="Courier New" fo:language="nb" fo:country="NO"/>
    </style:style>
    <style:style style:name="P184" style:parent-style-name="PlainText" style:family="paragraph">
      <style:text-properties style:font-name="Courier New" style:font-name-complex="Courier New" fo:language="nb" fo:country="NO"/>
    </style:style>
    <style:style style:name="P185" style:parent-style-name="PlainText" style:family="paragraph">
      <style:text-properties style:font-name="Courier New" style:font-name-complex="Courier New" fo:language="nb" fo:country="NO"/>
    </style:style>
    <style:style style:name="P186" style:parent-style-name="PlainText" style:family="paragraph">
      <style:text-properties style:font-name="Courier New" style:font-name-complex="Courier New" fo:language="nb" fo:country="NO"/>
    </style:style>
    <style:style style:name="P187" style:parent-style-name="PlainText" style:family="paragraph">
      <style:text-properties style:font-name="Courier New" style:font-name-complex="Courier New" fo:language="nb" fo:country="NO"/>
    </style:style>
    <style:style style:name="P188" style:parent-style-name="PlainText" style:family="paragraph">
      <style:text-properties style:font-name="Courier New" style:font-name-complex="Courier New" fo:language="nb" fo:country="NO"/>
    </style:style>
    <style:style style:name="P189" style:parent-style-name="PlainText" style:family="paragraph">
      <style:text-properties style:font-name="Courier New" style:font-name-complex="Courier New" fo:language="nb" fo:country="NO"/>
    </style:style>
    <style:style style:name="P190" style:parent-style-name="PlainText" style:family="paragraph">
      <style:text-properties style:font-name="Courier New" style:font-name-complex="Courier New" fo:language="nb" fo:country="NO"/>
    </style:style>
    <style:style style:name="P191" style:parent-style-name="PlainText" style:family="paragraph">
      <style:text-properties style:font-name="Courier New" style:font-name-complex="Courier New" fo:language="nb" fo:country="NO"/>
    </style:style>
    <style:style style:name="P192" style:parent-style-name="PlainText" style:family="paragraph">
      <style:text-properties style:font-name="Courier New" style:font-name-complex="Courier New" fo:language="nb" fo:country="NO"/>
    </style:style>
    <style:style style:name="P193" style:parent-style-name="PlainText" style:family="paragraph">
      <style:text-properties style:font-name="Courier New" style:font-name-complex="Courier New" fo:language="nb" fo:country="NO"/>
    </style:style>
    <style:style style:name="P194" style:parent-style-name="PlainText" style:family="paragraph">
      <style:text-properties style:font-name="Courier New" style:font-name-complex="Courier New" fo:language="nb" fo:country="NO"/>
    </style:style>
    <style:style style:name="P195" style:parent-style-name="PlainText" style:family="paragraph">
      <style:text-properties style:font-name="Courier New" style:font-name-complex="Courier New" fo:language="nb" fo:country="NO"/>
    </style:style>
    <style:style style:name="P196" style:parent-style-name="PlainText" style:family="paragraph">
      <style:text-properties style:font-name="Courier New" style:font-name-complex="Courier New" fo:language="nb" fo:country="NO"/>
    </style:style>
    <style:style style:name="P197" style:parent-style-name="PlainText" style:family="paragraph">
      <style:text-properties style:font-name="Courier New" style:font-name-complex="Courier New" fo:language="nb" fo:country="NO"/>
    </style:style>
    <style:style style:name="P198" style:parent-style-name="PlainText" style:family="paragraph">
      <style:text-properties style:font-name="Courier New" style:font-name-complex="Courier New" fo:language="nb" fo:country="NO"/>
    </style:style>
    <style:style style:name="P199" style:parent-style-name="PlainText" style:family="paragraph">
      <style:text-properties style:font-name="Courier New" style:font-name-complex="Courier New" fo:language="nb" fo:country="NO"/>
    </style:style>
    <style:style style:name="P200" style:parent-style-name="PlainText" style:family="paragraph">
      <style:text-properties style:font-name="Courier New" style:font-name-complex="Courier New" fo:language="nb" fo:country="NO"/>
    </style:style>
    <style:style style:name="P201" style:parent-style-name="PlainText" style:family="paragraph">
      <style:text-properties style:font-name="Courier New" style:font-name-complex="Courier New" fo:language="nb" fo:country="NO"/>
    </style:style>
    <style:style style:name="P202" style:parent-style-name="PlainText" style:family="paragraph">
      <style:text-properties style:font-name="Courier New" style:font-name-complex="Courier New" fo:language="nb" fo:country="NO"/>
    </style:style>
    <style:style style:name="P203" style:parent-style-name="PlainText" style:family="paragraph">
      <style:text-properties style:font-name="Courier New" style:font-name-complex="Courier New" fo:language="nb" fo:country="NO"/>
    </style:style>
    <style:style style:name="P204" style:parent-style-name="PlainText" style:family="paragraph">
      <style:text-properties style:font-name="Courier New" style:font-name-complex="Courier New" fo:language="nb" fo:country="NO"/>
    </style:style>
    <style:style style:name="P205" style:parent-style-name="PlainText" style:family="paragraph">
      <style:text-properties style:font-name="Courier New" style:font-name-complex="Courier New" fo:language="nb" fo:country="NO"/>
    </style:style>
    <style:style style:name="P206" style:parent-style-name="PlainText" style:family="paragraph">
      <style:text-properties style:font-name="Courier New" style:font-name-complex="Courier New" fo:language="nb" fo:country="NO"/>
    </style:style>
    <style:style style:name="P207" style:parent-style-name="PlainText" style:family="paragraph">
      <style:text-properties style:font-name="Courier New" style:font-name-complex="Courier New" fo:language="nb" fo:country="NO"/>
    </style:style>
    <style:style style:name="P208" style:parent-style-name="PlainText" style:family="paragraph">
      <style:text-properties style:font-name="Courier New" style:font-name-complex="Courier New" fo:language="nb" fo:country="NO"/>
    </style:style>
    <style:style style:name="P209" style:parent-style-name="PlainText" style:family="paragraph">
      <style:text-properties style:font-name="Courier New" style:font-name-complex="Courier New" fo:language="nb" fo:country="NO"/>
    </style:style>
    <style:style style:name="P210" style:parent-style-name="PlainText" style:family="paragraph">
      <style:text-properties style:font-name="Courier New" style:font-name-complex="Courier New" fo:language="nb" fo:country="NO"/>
    </style:style>
    <style:style style:name="P211" style:parent-style-name="PlainText" style:family="paragraph">
      <style:text-properties style:font-name="Courier New" style:font-name-complex="Courier New" fo:language="nb" fo:country="NO"/>
    </style:style>
    <style:style style:name="P212" style:parent-style-name="PlainText" style:family="paragraph">
      <style:text-properties style:font-name="Courier New" style:font-name-complex="Courier New" fo:language="nb" fo:country="NO"/>
    </style:style>
    <style:style style:name="P213" style:parent-style-name="PlainText" style:family="paragraph">
      <style:text-properties style:font-name="Courier New" style:font-name-complex="Courier New" fo:language="nb" fo:country="NO"/>
    </style:style>
    <style:style style:name="P214" style:parent-style-name="PlainText" style:family="paragraph">
      <style:text-properties style:font-name="Courier New" style:font-name-complex="Courier New" fo:language="nb" fo:country="NO"/>
    </style:style>
    <style:style style:name="P215" style:parent-style-name="PlainText" style:family="paragraph">
      <style:text-properties style:font-name="Courier New" style:font-name-complex="Courier New" fo:language="nb" fo:country="NO"/>
    </style:style>
    <style:style style:name="P216" style:parent-style-name="PlainText" style:family="paragraph">
      <style:text-properties style:font-name="Courier New" style:font-name-complex="Courier New" fo:language="nb" fo:country="NO"/>
    </style:style>
    <style:style style:name="P217" style:parent-style-name="PlainText" style:family="paragraph">
      <style:text-properties style:font-name="Courier New" style:font-name-complex="Courier New" fo:language="nb" fo:country="NO"/>
    </style:style>
    <style:style style:name="P218" style:parent-style-name="PlainText" style:family="paragraph">
      <style:text-properties style:font-name="Courier New" style:font-name-complex="Courier New" fo:language="nb" fo:country="NO"/>
    </style:style>
    <style:style style:name="P219" style:parent-style-name="PlainText" style:family="paragraph">
      <style:text-properties style:font-name="Courier New" style:font-name-complex="Courier New" fo:language="nb" fo:country="NO"/>
    </style:style>
    <style:style style:name="P220" style:parent-style-name="PlainText" style:family="paragraph">
      <style:text-properties style:font-name="Courier New" style:font-name-complex="Courier New" fo:language="nb" fo:country="NO"/>
    </style:style>
    <style:style style:name="P221" style:parent-style-name="PlainText" style:family="paragraph">
      <style:text-properties style:font-name="Courier New" style:font-name-complex="Courier New" fo:language="nb" fo:country="NO"/>
    </style:style>
    <style:style style:name="P222" style:parent-style-name="PlainText" style:family="paragraph">
      <style:text-properties style:font-name="Courier New" style:font-name-complex="Courier New" fo:language="nb" fo:country="NO"/>
    </style:style>
    <style:style style:name="P223" style:parent-style-name="PlainText" style:family="paragraph">
      <style:text-properties style:font-name="Courier New" style:font-name-complex="Courier New" fo:language="nb" fo:country="NO"/>
    </style:style>
    <style:style style:name="P224" style:parent-style-name="PlainText" style:family="paragraph">
      <style:text-properties style:font-name="Courier New" style:font-name-complex="Courier New" fo:language="nb" fo:country="NO"/>
    </style:style>
    <style:style style:name="P225" style:parent-style-name="PlainText" style:family="paragraph">
      <style:text-properties style:font-name="Courier New" style:font-name-complex="Courier New" fo:language="nb" fo:country="NO"/>
    </style:style>
    <style:style style:name="P226" style:parent-style-name="PlainText" style:family="paragraph">
      <style:text-properties style:font-name="Courier New" style:font-name-complex="Courier New" fo:language="nb" fo:country="NO"/>
    </style:style>
    <style:style style:name="P227" style:parent-style-name="PlainText" style:family="paragraph">
      <style:text-properties style:font-name="Courier New" style:font-name-complex="Courier New" fo:language="nb" fo:country="NO"/>
    </style:style>
    <style:style style:name="P228" style:parent-style-name="PlainText" style:family="paragraph">
      <style:text-properties style:font-name="Courier New" style:font-name-complex="Courier New" fo:language="nb" fo:country="NO"/>
    </style:style>
    <style:style style:name="P229" style:parent-style-name="PlainText" style:family="paragraph">
      <style:text-properties style:font-name="Courier New" style:font-name-complex="Courier New" fo:language="nb" fo:country="NO"/>
    </style:style>
    <style:style style:name="P230" style:parent-style-name="PlainText" style:family="paragraph">
      <style:text-properties style:font-name="Courier New" style:font-name-complex="Courier New" fo:language="nb" fo:country="NO"/>
    </style:style>
    <style:style style:name="P231" style:parent-style-name="PlainText" style:family="paragraph">
      <style:text-properties style:font-name="Courier New" style:font-name-complex="Courier New" fo:language="nb" fo:country="NO"/>
    </style:style>
    <style:style style:name="P232" style:parent-style-name="PlainText" style:family="paragraph">
      <style:text-properties style:font-name="Courier New" style:font-name-complex="Courier New" fo:language="nb" fo:country="NO"/>
    </style:style>
    <style:style style:name="P233" style:parent-style-name="PlainText" style:family="paragraph">
      <style:text-properties style:font-name="Courier New" style:font-name-complex="Courier New" fo:language="nb" fo:country="NO"/>
    </style:style>
    <style:style style:name="P234" style:parent-style-name="PlainText" style:family="paragraph">
      <style:text-properties style:font-name="Courier New" style:font-name-complex="Courier New" fo:language="nb" fo:country="NO"/>
    </style:style>
    <style:style style:name="P235" style:parent-style-name="PlainText" style:family="paragraph">
      <style:text-properties style:font-name="Courier New" style:font-name-complex="Courier New" fo:language="nb" fo:country="NO"/>
    </style:style>
    <style:style style:name="P236" style:parent-style-name="PlainText" style:family="paragraph">
      <style:text-properties style:font-name="Courier New" style:font-name-complex="Courier New" fo:language="nb" fo:country="NO"/>
    </style:style>
    <style:style style:name="P237" style:parent-style-name="PlainText" style:family="paragraph">
      <style:text-properties style:font-name="Courier New" style:font-name-complex="Courier New" fo:language="nb" fo:country="NO"/>
    </style:style>
    <style:style style:name="P238" style:parent-style-name="PlainText" style:family="paragraph">
      <style:text-properties style:font-name="Courier New" style:font-name-complex="Courier New" fo:language="nb" fo:country="NO"/>
    </style:style>
    <style:style style:name="P239" style:parent-style-name="PlainText" style:family="paragraph">
      <style:text-properties style:font-name="Courier New" style:font-name-complex="Courier New" fo:language="nb" fo:country="NO"/>
    </style:style>
    <style:style style:name="P240" style:parent-style-name="PlainText" style:family="paragraph">
      <style:text-properties style:font-name="Courier New" style:font-name-complex="Courier New" fo:language="nb" fo:country="NO"/>
    </style:style>
    <style:style style:name="P241" style:parent-style-name="PlainText" style:family="paragraph">
      <style:text-properties style:font-name="Courier New" style:font-name-complex="Courier New" fo:language="nb" fo:country="NO"/>
    </style:style>
    <style:style style:name="P242" style:parent-style-name="PlainText" style:family="paragraph">
      <style:text-properties style:font-name="Courier New" style:font-name-complex="Courier New"/>
    </style:style>
    <style:style style:name="P243" style:parent-style-name="PlainText" style:family="paragraph">
      <style:text-properties style:font-name="Courier New" style:font-name-complex="Courier New" fo:language="nb" fo:country="NO"/>
    </style:style>
    <style:style style:name="P244" style:parent-style-name="PlainText" style:family="paragraph">
      <style:text-properties style:font-name="Courier New" style:font-name-complex="Courier New" fo:language="nb" fo:country="NO"/>
    </style:style>
    <style:style style:name="P245" style:parent-style-name="PlainText" style:family="paragraph">
      <style:text-properties style:font-name="Courier New" style:font-name-complex="Courier New" fo:language="nb" fo:country="NO"/>
    </style:style>
    <style:style style:name="P246" style:parent-style-name="PlainText" style:family="paragraph">
      <style:text-properties style:font-name="Courier New" style:font-name-complex="Courier New" fo:language="nb" fo:country="NO"/>
    </style:style>
    <style:style style:name="P247" style:parent-style-name="PlainText" style:family="paragraph">
      <style:text-properties style:font-name="Courier New" style:font-name-complex="Courier New" fo:language="nb" fo:country="NO"/>
    </style:style>
    <style:style style:name="P248" style:parent-style-name="PlainText" style:family="paragraph">
      <style:text-properties style:font-name="Courier New" style:font-name-complex="Courier New" fo:language="nb" fo:country="NO"/>
    </style:style>
    <style:style style:name="P249" style:parent-style-name="PlainText" style:family="paragraph">
      <style:text-properties style:font-name="Courier New" style:font-name-complex="Courier New" fo:language="nb" fo:country="NO"/>
    </style:style>
    <style:style style:name="P250" style:parent-style-name="PlainText" style:family="paragraph">
      <style:text-properties style:font-name="Courier New" style:font-name-complex="Courier New" fo:language="nb" fo:country="NO"/>
    </style:style>
    <style:style style:name="P251" style:parent-style-name="PlainText" style:family="paragraph">
      <style:text-properties style:font-name="Courier New" style:font-name-complex="Courier New" fo:language="nb" fo:country="NO"/>
    </style:style>
    <style:style style:name="P252" style:parent-style-name="PlainText" style:family="paragraph">
      <style:text-properties style:font-name="Courier New" style:font-name-complex="Courier New" fo:language="nb" fo:country="NO"/>
    </style:style>
    <style:style style:name="P253" style:parent-style-name="PlainText" style:family="paragraph">
      <style:text-properties style:font-name="Courier New" style:font-name-complex="Courier New" fo:language="nb" fo:country="NO"/>
    </style:style>
    <style:style style:name="P254" style:parent-style-name="PlainText" style:family="paragraph">
      <style:text-properties style:font-name="Courier New" style:font-name-complex="Courier New" fo:language="nb" fo:country="NO"/>
    </style:style>
    <style:style style:name="P255" style:parent-style-name="PlainText" style:family="paragraph">
      <style:text-properties style:font-name="Courier New" style:font-name-complex="Courier New" fo:language="nb" fo:country="NO"/>
    </style:style>
    <style:style style:name="P256" style:parent-style-name="PlainText" style:family="paragraph">
      <style:text-properties style:font-name="Courier New" style:font-name-complex="Courier New" fo:language="nb" fo:country="NO"/>
    </style:style>
    <style:style style:name="P257" style:parent-style-name="PlainText" style:family="paragraph">
      <style:text-properties style:font-name="Courier New" style:font-name-complex="Courier New" fo:language="nb" fo:country="NO"/>
    </style:style>
    <style:style style:name="P258" style:parent-style-name="PlainText" style:family="paragraph">
      <style:text-properties style:font-name="Courier New" style:font-name-complex="Courier New" fo:language="nb" fo:country="NO"/>
    </style:style>
    <style:style style:name="P259" style:parent-style-name="PlainText" style:family="paragraph">
      <style:text-properties style:font-name="Courier New" style:font-name-complex="Courier New" fo:language="nb" fo:country="NO"/>
    </style:style>
    <style:style style:name="P260" style:parent-style-name="PlainText" style:family="paragraph">
      <style:text-properties style:font-name="Courier New" style:font-name-complex="Courier New" fo:language="nb" fo:country="NO"/>
    </style:style>
    <style:style style:name="P261" style:parent-style-name="PlainText" style:family="paragraph">
      <style:text-properties style:font-name="Courier New" style:font-name-complex="Courier New" fo:language="nb" fo:country="NO"/>
    </style:style>
    <style:style style:name="P262" style:parent-style-name="PlainText" style:family="paragraph">
      <style:text-properties style:font-name="Courier New" style:font-name-complex="Courier New" fo:language="nb" fo:country="NO"/>
    </style:style>
    <style:style style:name="P263" style:parent-style-name="PlainText" style:family="paragraph">
      <style:text-properties style:font-name="Courier New" style:font-name-complex="Courier New" fo:language="nb" fo:country="NO"/>
    </style:style>
    <style:style style:name="P264" style:parent-style-name="PlainText" style:family="paragraph">
      <style:text-properties style:font-name="Courier New" style:font-name-complex="Courier New" fo:language="nb" fo:country="NO"/>
    </style:style>
    <style:style style:name="P265" style:parent-style-name="PlainText" style:family="paragraph">
      <style:text-properties style:font-name="Courier New" style:font-name-complex="Courier New" fo:language="nb" fo:country="NO"/>
    </style:style>
    <style:style style:name="P266" style:parent-style-name="PlainText" style:family="paragraph">
      <style:text-properties style:font-name="Courier New" style:font-name-complex="Courier New" fo:language="nb" fo:country="NO"/>
    </style:style>
    <style:style style:name="P267" style:parent-style-name="PlainText" style:family="paragraph">
      <style:text-properties style:font-name="Courier New" style:font-name-complex="Courier New" fo:language="nb" fo:country="NO"/>
    </style:style>
    <style:style style:name="P268" style:parent-style-name="PlainText" style:family="paragraph">
      <style:text-properties style:font-name="Courier New" style:font-name-complex="Courier New" fo:language="nb" fo:country="NO"/>
    </style:style>
    <style:style style:name="P269" style:parent-style-name="PlainText" style:family="paragraph">
      <style:text-properties style:font-name="Courier New" style:font-name-complex="Courier New" fo:language="nb" fo:country="NO"/>
    </style:style>
    <style:style style:name="P270" style:parent-style-name="PlainText" style:family="paragraph">
      <style:text-properties style:font-name="Courier New" style:font-name-complex="Courier New" fo:language="nb" fo:country="NO"/>
    </style:style>
    <style:style style:name="P271" style:parent-style-name="PlainText" style:family="paragraph">
      <style:text-properties style:font-name="Courier New" style:font-name-complex="Courier New" fo:language="nb" fo:country="NO"/>
    </style:style>
    <style:style style:name="P272" style:parent-style-name="PlainText" style:family="paragraph">
      <style:text-properties style:font-name="Courier New" style:font-name-complex="Courier New" fo:language="nb" fo:country="NO"/>
    </style:style>
    <style:style style:name="P273" style:parent-style-name="PlainText" style:family="paragraph">
      <style:text-properties style:font-name="Courier New" style:font-name-complex="Courier New" fo:language="nb" fo:country="NO"/>
    </style:style>
    <style:style style:name="P274" style:parent-style-name="PlainText" style:family="paragraph">
      <style:text-properties style:font-name="Courier New" style:font-name-complex="Courier New" fo:language="nb" fo:country="NO"/>
    </style:style>
    <style:style style:name="P275" style:parent-style-name="PlainText" style:family="paragraph">
      <style:text-properties style:font-name="Courier New" style:font-name-complex="Courier New" fo:language="nb" fo:country="NO"/>
    </style:style>
    <style:style style:name="P276" style:parent-style-name="PlainText" style:family="paragraph">
      <style:text-properties style:font-name="Courier New" style:font-name-complex="Courier New" fo:language="nb" fo:country="NO"/>
    </style:style>
    <style:style style:name="P277" style:parent-style-name="PlainText" style:family="paragraph">
      <style:text-properties style:font-name="Courier New" style:font-name-complex="Courier New" fo:language="nb" fo:country="NO"/>
    </style:style>
    <style:style style:name="P278" style:parent-style-name="PlainText" style:family="paragraph">
      <style:text-properties style:font-name="Courier New" style:font-name-complex="Courier New" fo:language="nb" fo:country="NO"/>
    </style:style>
    <style:style style:name="P279" style:parent-style-name="PlainText" style:family="paragraph">
      <style:text-properties style:font-name="Courier New" style:font-name-complex="Courier New" fo:language="nb" fo:country="NO"/>
    </style:style>
    <style:style style:name="P280" style:parent-style-name="PlainText" style:family="paragraph">
      <style:text-properties style:font-name="Courier New" style:font-name-complex="Courier New" fo:language="nb" fo:country="NO"/>
    </style:style>
    <style:style style:name="P281" style:parent-style-name="PlainText" style:family="paragraph">
      <style:text-properties style:font-name="Courier New" style:font-name-complex="Courier New" fo:language="nb" fo:country="NO"/>
    </style:style>
    <style:style style:name="P282" style:parent-style-name="PlainText" style:family="paragraph">
      <style:text-properties style:font-name="Courier New" style:font-name-complex="Courier New" fo:language="nb" fo:country="NO"/>
    </style:style>
    <style:style style:name="P283" style:parent-style-name="PlainText" style:family="paragraph">
      <style:text-properties style:font-name="Courier New" style:font-name-complex="Courier New" fo:language="nb" fo:country="NO"/>
    </style:style>
    <style:style style:name="P284" style:parent-style-name="PlainText" style:family="paragraph">
      <style:text-properties style:font-name="Courier New" style:font-name-complex="Courier New" fo:language="nb" fo:country="NO"/>
    </style:style>
    <style:style style:name="P285" style:parent-style-name="PlainText" style:family="paragraph">
      <style:text-properties style:font-name="Courier New" style:font-name-complex="Courier New" fo:language="nb" fo:country="NO"/>
    </style:style>
    <style:style style:name="P286" style:parent-style-name="PlainText" style:family="paragraph">
      <style:text-properties style:font-name="Courier New" style:font-name-complex="Courier New" fo:language="nb" fo:country="NO"/>
    </style:style>
    <style:style style:name="P287" style:parent-style-name="PlainText" style:family="paragraph">
      <style:text-properties style:font-name="Courier New" style:font-name-complex="Courier New" fo:language="nb" fo:country="NO"/>
    </style:style>
    <style:style style:name="P288" style:parent-style-name="PlainText" style:family="paragraph">
      <style:text-properties style:font-name="Courier New" style:font-name-complex="Courier New" fo:language="nb" fo:country="NO"/>
    </style:style>
    <style:style style:name="P289" style:parent-style-name="PlainText" style:family="paragraph">
      <style:text-properties style:font-name="Courier New" style:font-name-complex="Courier New" fo:language="nb" fo:country="NO"/>
    </style:style>
    <style:style style:name="P290" style:parent-style-name="PlainText" style:family="paragraph">
      <style:text-properties style:font-name="Courier New" style:font-name-complex="Courier New" fo:language="nb" fo:country="NO"/>
    </style:style>
    <style:style style:name="P291" style:parent-style-name="PlainText" style:family="paragraph">
      <style:text-properties style:font-name="Courier New" style:font-name-complex="Courier New" fo:language="nb" fo:country="NO"/>
    </style:style>
    <style:style style:name="P292" style:parent-style-name="PlainText" style:family="paragraph">
      <style:text-properties style:font-name="Courier New" style:font-name-complex="Courier New" fo:language="nb" fo:country="NO"/>
    </style:style>
    <style:style style:name="P293" style:parent-style-name="PlainText" style:family="paragraph">
      <style:text-properties style:font-name="Courier New" style:font-name-complex="Courier New" fo:language="nb" fo:country="NO"/>
    </style:style>
    <style:style style:name="P294" style:parent-style-name="PlainText" style:family="paragraph">
      <style:text-properties style:font-name="Courier New" style:font-name-complex="Courier New" fo:language="nb" fo:country="NO"/>
    </style:style>
    <style:style style:name="P295" style:parent-style-name="PlainText" style:family="paragraph">
      <style:text-properties style:font-name="Courier New" style:font-name-complex="Courier New" fo:language="nb" fo:country="NO"/>
    </style:style>
    <style:style style:name="P296" style:parent-style-name="PlainText" style:family="paragraph">
      <style:text-properties style:font-name="Courier New" style:font-name-complex="Courier New" fo:language="nb" fo:country="NO"/>
    </style:style>
    <style:style style:name="P297" style:parent-style-name="PlainText" style:family="paragraph">
      <style:text-properties style:font-name="Courier New" style:font-name-complex="Courier New" fo:language="nb" fo:country="NO"/>
    </style:style>
    <style:style style:name="P298" style:parent-style-name="PlainText" style:family="paragraph">
      <style:text-properties style:font-name="Courier New" style:font-name-complex="Courier New" fo:language="nb" fo:country="NO"/>
    </style:style>
    <style:style style:name="P299" style:parent-style-name="PlainText" style:family="paragraph">
      <style:text-properties style:font-name="Courier New" style:font-name-complex="Courier New" fo:language="nb" fo:country="NO"/>
    </style:style>
    <style:style style:name="P300" style:parent-style-name="PlainText" style:family="paragraph">
      <style:text-properties style:font-name="Courier New" style:font-name-complex="Courier New" fo:language="nb" fo:country="NO"/>
    </style:style>
    <style:style style:name="P301" style:parent-style-name="PlainText" style:family="paragraph">
      <style:text-properties style:font-name="Courier New" style:font-name-complex="Courier New" fo:language="nb" fo:country="NO"/>
    </style:style>
    <style:style style:name="P302" style:parent-style-name="PlainText" style:family="paragraph">
      <style:text-properties style:font-name="Courier New" style:font-name-complex="Courier New" fo:language="nb" fo:country="NO"/>
    </style:style>
    <style:style style:name="P303" style:parent-style-name="PlainText" style:family="paragraph">
      <style:text-properties style:font-name="Courier New" style:font-name-complex="Courier New" fo:language="nb" fo:country="NO"/>
    </style:style>
    <style:style style:name="P304" style:parent-style-name="PlainText" style:family="paragraph">
      <style:text-properties style:font-name="Courier New" style:font-name-complex="Courier New" fo:language="nb" fo:country="NO"/>
    </style:style>
    <style:style style:name="P305" style:parent-style-name="PlainText" style:family="paragraph">
      <style:text-properties style:font-name="Courier New" style:font-name-complex="Courier New" fo:language="nb" fo:country="NO"/>
    </style:style>
    <style:style style:name="P306" style:parent-style-name="PlainText" style:family="paragraph">
      <style:text-properties style:font-name="Courier New" style:font-name-complex="Courier New" fo:language="nb" fo:country="NO"/>
    </style:style>
    <style:style style:name="P307" style:parent-style-name="PlainText" style:family="paragraph">
      <style:text-properties style:font-name="Courier New" style:font-name-complex="Courier New" fo:language="nb" fo:country="NO"/>
    </style:style>
    <style:style style:name="P308" style:parent-style-name="PlainText" style:family="paragraph">
      <style:text-properties style:font-name="Courier New" style:font-name-complex="Courier New" fo:language="nb" fo:country="NO"/>
    </style:style>
    <style:style style:name="P309" style:parent-style-name="PlainText" style:family="paragraph">
      <style:text-properties style:font-name="Courier New" style:font-name-complex="Courier New" fo:language="nb" fo:country="NO"/>
    </style:style>
    <style:style style:name="P310" style:parent-style-name="PlainText" style:family="paragraph">
      <style:text-properties style:font-name="Courier New" style:font-name-complex="Courier New" fo:language="nb" fo:country="NO"/>
    </style:style>
    <style:style style:name="P311" style:parent-style-name="PlainText" style:family="paragraph">
      <style:text-properties style:font-name="Courier New" style:font-name-complex="Courier New" fo:language="nb" fo:country="NO"/>
    </style:style>
    <style:style style:name="P312" style:parent-style-name="PlainText" style:family="paragraph">
      <style:text-properties style:font-name="Courier New" style:font-name-complex="Courier New" fo:language="nb" fo:country="NO"/>
    </style:style>
    <style:style style:name="P313" style:parent-style-name="PlainText" style:family="paragraph">
      <style:text-properties style:font-name="Courier New" style:font-name-complex="Courier New" fo:language="nb" fo:country="NO"/>
    </style:style>
    <style:style style:name="P314" style:parent-style-name="PlainText" style:family="paragraph">
      <style:text-properties style:font-name="Courier New" style:font-name-complex="Courier New" fo:language="nb" fo:country="NO"/>
    </style:style>
    <style:style style:name="P315" style:parent-style-name="PlainText" style:family="paragraph">
      <style:text-properties style:font-name="Courier New" style:font-name-complex="Courier New" fo:language="nb" fo:country="NO"/>
    </style:style>
    <style:style style:name="P316" style:parent-style-name="PlainText" style:family="paragraph">
      <style:text-properties style:font-name="Courier New" style:font-name-complex="Courier New" fo:language="nb" fo:country="NO"/>
    </style:style>
    <style:style style:name="P317" style:parent-style-name="PlainText" style:family="paragraph">
      <style:text-properties style:font-name="Courier New" style:font-name-complex="Courier New" fo:language="nb" fo:country="NO"/>
    </style:style>
    <style:style style:name="P318" style:parent-style-name="PlainText" style:family="paragraph">
      <style:text-properties style:font-name="Courier New" style:font-name-complex="Courier New" fo:language="nb" fo:country="NO"/>
    </style:style>
    <style:style style:name="P319" style:parent-style-name="PlainText" style:family="paragraph">
      <style:text-properties style:font-name="Courier New" style:font-name-complex="Courier New" fo:language="nb" fo:country="NO"/>
    </style:style>
    <style:style style:name="P320" style:parent-style-name="PlainText" style:family="paragraph">
      <style:text-properties style:font-name="Courier New" style:font-name-complex="Courier New" fo:language="nb" fo:country="NO"/>
    </style:style>
    <style:style style:name="P321" style:parent-style-name="PlainText" style:family="paragraph">
      <style:text-properties style:font-name="Courier New" style:font-name-complex="Courier New" fo:language="nb" fo:country="NO"/>
    </style:style>
    <style:style style:name="P322" style:parent-style-name="PlainText" style:family="paragraph">
      <style:text-properties style:font-name="Courier New" style:font-name-complex="Courier New" fo:language="nb" fo:country="NO"/>
    </style:style>
    <style:style style:name="P323" style:parent-style-name="PlainText" style:family="paragraph">
      <style:text-properties style:font-name="Courier New" style:font-name-complex="Courier New" fo:language="nb" fo:country="NO"/>
    </style:style>
    <style:style style:name="P324" style:parent-style-name="PlainText" style:family="paragraph">
      <style:text-properties style:font-name="Courier New" style:font-name-complex="Courier New" fo:language="nb" fo:country="NO"/>
    </style:style>
    <style:style style:name="P325" style:parent-style-name="PlainText" style:family="paragraph">
      <style:text-properties style:font-name="Courier New" style:font-name-complex="Courier New" fo:language="nb" fo:country="NO"/>
    </style:style>
    <style:style style:name="P326" style:parent-style-name="PlainText" style:family="paragraph">
      <style:text-properties style:font-name="Courier New" style:font-name-complex="Courier New" fo:language="nb" fo:country="NO"/>
    </style:style>
    <style:style style:name="P327" style:parent-style-name="PlainText" style:family="paragraph">
      <style:text-properties style:font-name="Courier New" style:font-name-complex="Courier New" fo:language="nb" fo:country="NO"/>
    </style:style>
    <style:style style:name="P328" style:parent-style-name="PlainText" style:family="paragraph">
      <style:text-properties style:font-name="Courier New" style:font-name-complex="Courier New" fo:language="nb" fo:country="NO"/>
    </style:style>
    <style:style style:name="P329" style:parent-style-name="PlainText" style:family="paragraph">
      <style:text-properties style:font-name="Courier New" style:font-name-complex="Courier New" fo:language="nb" fo:country="NO"/>
    </style:style>
    <style:style style:name="P330" style:parent-style-name="PlainText" style:family="paragraph">
      <style:text-properties style:font-name="Courier New" style:font-name-complex="Courier New" fo:language="nb" fo:country="NO"/>
    </style:style>
    <style:style style:name="P331" style:parent-style-name="PlainText" style:family="paragraph">
      <style:text-properties style:font-name="Courier New" style:font-name-complex="Courier New" fo:language="nb" fo:country="NO"/>
    </style:style>
    <style:style style:name="P332" style:parent-style-name="PlainText" style:family="paragraph">
      <style:text-properties style:font-name="Courier New" style:font-name-complex="Courier New" fo:language="nb" fo:country="NO"/>
    </style:style>
    <style:style style:name="P333" style:parent-style-name="PlainText" style:family="paragraph">
      <style:text-properties style:font-name="Courier New" style:font-name-complex="Courier New" fo:language="nb" fo:country="NO"/>
    </style:style>
    <style:style style:name="P334" style:parent-style-name="PlainText" style:family="paragraph">
      <style:text-properties style:font-name="Courier New" style:font-name-complex="Courier New" fo:language="nb" fo:country="NO"/>
    </style:style>
    <style:style style:name="P335" style:parent-style-name="PlainText" style:family="paragraph">
      <style:text-properties style:font-name="Courier New" style:font-name-complex="Courier New" fo:language="nb" fo:country="NO"/>
    </style:style>
    <style:style style:name="P336" style:parent-style-name="PlainText" style:family="paragraph">
      <style:text-properties style:font-name="Courier New" style:font-name-complex="Courier New" fo:language="nb" fo:country="NO"/>
    </style:style>
    <style:style style:name="P337" style:parent-style-name="PlainText" style:family="paragraph">
      <style:text-properties style:font-name="Courier New" style:font-name-complex="Courier New" fo:language="nb" fo:country="NO"/>
    </style:style>
    <style:style style:name="P338" style:parent-style-name="PlainText" style:family="paragraph">
      <style:text-properties style:font-name="Courier New" style:font-name-complex="Courier New" fo:language="nb" fo:country="NO"/>
    </style:style>
    <style:style style:name="P339" style:parent-style-name="PlainText" style:family="paragraph">
      <style:text-properties style:font-name="Courier New" style:font-name-complex="Courier New" fo:language="nb" fo:country="NO"/>
    </style:style>
    <style:style style:name="P340" style:parent-style-name="PlainText" style:family="paragraph">
      <style:text-properties style:font-name="Courier New" style:font-name-complex="Courier New" fo:language="nb" fo:country="NO"/>
    </style:style>
    <style:style style:name="P341" style:parent-style-name="PlainText" style:family="paragraph">
      <style:text-properties style:font-name="Courier New" style:font-name-complex="Courier New" fo:language="nb" fo:country="NO"/>
    </style:style>
    <style:style style:name="P342" style:parent-style-name="PlainText" style:family="paragraph">
      <style:text-properties style:font-name="Courier New" style:font-name-complex="Courier New" fo:language="nb" fo:country="NO"/>
    </style:style>
    <style:style style:name="P343" style:parent-style-name="PlainText" style:family="paragraph">
      <style:text-properties style:font-name="Courier New" style:font-name-complex="Courier New" fo:language="nb" fo:country="NO"/>
    </style:style>
    <style:style style:name="P344" style:parent-style-name="PlainText" style:family="paragraph">
      <style:text-properties style:font-name="Courier New" style:font-name-complex="Courier New" fo:language="nb" fo:country="NO"/>
    </style:style>
    <style:style style:name="P345" style:parent-style-name="PlainText" style:family="paragraph">
      <style:text-properties style:font-name="Courier New" style:font-name-complex="Courier New" fo:language="nb" fo:country="NO"/>
    </style:style>
    <style:style style:name="P346" style:parent-style-name="PlainText" style:family="paragraph">
      <style:text-properties style:font-name="Courier New" style:font-name-complex="Courier New" fo:language="nb" fo:country="NO"/>
    </style:style>
    <style:style style:name="P347" style:parent-style-name="PlainText" style:family="paragraph">
      <style:text-properties style:font-name="Courier New" style:font-name-complex="Courier New" fo:language="nb" fo:country="NO"/>
    </style:style>
    <style:style style:name="P348" style:parent-style-name="PlainText" style:family="paragraph">
      <style:text-properties style:font-name="Courier New" style:font-name-complex="Courier New" fo:language="nb" fo:country="NO"/>
    </style:style>
    <style:style style:name="P349" style:parent-style-name="PlainText" style:family="paragraph">
      <style:text-properties style:font-name="Courier New" style:font-name-complex="Courier New" fo:language="nb" fo:country="NO"/>
    </style:style>
    <style:style style:name="P350" style:parent-style-name="PlainText" style:family="paragraph">
      <style:text-properties style:font-name="Courier New" style:font-name-complex="Courier New" fo:language="nb" fo:country="NO"/>
    </style:style>
    <style:style style:name="P351" style:parent-style-name="PlainText" style:family="paragraph">
      <style:text-properties style:font-name="Courier New" style:font-name-complex="Courier New" fo:language="nb" fo:country="NO"/>
    </style:style>
    <style:style style:name="P352" style:parent-style-name="PlainText" style:family="paragraph">
      <style:text-properties style:font-name="Courier New" style:font-name-complex="Courier New" fo:language="nb" fo:country="NO"/>
    </style:style>
    <style:style style:name="P353" style:parent-style-name="PlainText" style:family="paragraph">
      <style:text-properties style:font-name="Courier New" style:font-name-complex="Courier New" fo:language="nb" fo:country="NO"/>
    </style:style>
    <style:style style:name="P354" style:parent-style-name="PlainText" style:family="paragraph">
      <style:text-properties style:font-name="Courier New" style:font-name-complex="Courier New" fo:language="nb" fo:country="NO"/>
    </style:style>
    <style:style style:name="P355" style:parent-style-name="PlainText" style:family="paragraph">
      <style:text-properties style:font-name="Courier New" style:font-name-complex="Courier New" fo:language="nb" fo:country="NO"/>
    </style:style>
    <style:style style:name="P356" style:parent-style-name="PlainText" style:family="paragraph">
      <style:text-properties style:font-name="Courier New" style:font-name-complex="Courier New" fo:language="nb" fo:country="NO"/>
    </style:style>
    <style:style style:name="P357" style:parent-style-name="PlainText" style:family="paragraph">
      <style:text-properties style:font-name="Courier New" style:font-name-complex="Courier New" fo:language="nb" fo:country="NO"/>
    </style:style>
    <style:style style:name="P358" style:parent-style-name="PlainText" style:family="paragraph">
      <style:text-properties style:font-name="Courier New" style:font-name-complex="Courier New" fo:language="nb" fo:country="NO"/>
    </style:style>
    <style:style style:name="P359" style:parent-style-name="PlainText" style:family="paragraph">
      <style:text-properties style:font-name="Courier New" style:font-name-complex="Courier New" fo:language="nb" fo:country="NO"/>
    </style:style>
    <style:style style:name="P360" style:parent-style-name="PlainText" style:family="paragraph">
      <style:text-properties style:font-name="Courier New" style:font-name-complex="Courier New" fo:language="nb" fo:country="NO"/>
    </style:style>
    <style:style style:name="P361" style:parent-style-name="PlainText" style:family="paragraph">
      <style:text-properties style:font-name="Courier New" style:font-name-complex="Courier New" fo:language="nb" fo:country="NO"/>
    </style:style>
    <style:style style:name="P362" style:parent-style-name="PlainText" style:family="paragraph">
      <style:text-properties style:font-name="Courier New" style:font-name-complex="Courier New" fo:language="nb" fo:country="NO"/>
    </style:style>
    <style:style style:name="P363" style:parent-style-name="PlainText" style:family="paragraph">
      <style:text-properties style:font-name="Courier New" style:font-name-complex="Courier New" fo:language="nb" fo:country="NO"/>
    </style:style>
    <style:style style:name="P364" style:parent-style-name="PlainText" style:family="paragraph">
      <style:text-properties style:font-name="Courier New" style:font-name-complex="Courier New" fo:language="nb" fo:country="NO"/>
    </style:style>
    <style:style style:name="P365" style:parent-style-name="PlainText" style:family="paragraph">
      <style:text-properties style:font-name="Courier New" style:font-name-complex="Courier New" fo:language="nb" fo:country="NO"/>
    </style:style>
    <style:style style:name="P366" style:parent-style-name="PlainText" style:family="paragraph">
      <style:text-properties style:font-name="Courier New" style:font-name-complex="Courier New" fo:language="nb" fo:country="NO"/>
    </style:style>
    <style:style style:name="P367" style:parent-style-name="Heading1" style:family="paragraph">
      <style:text-properties fo:language="nb" fo:country="NO"/>
    </style:style>
    <style:style style:name="P368" style:parent-style-name="Normal" style:family="paragraph">
      <style:text-properties fo:font-style="italic" style:font-style-asian="italic" fo:language="nb" fo:country="NO"/>
    </style:style>
    <style:style style:name="T369" style:parent-style-name="DefaultParagraphFont" style:family="text">
      <style:text-properties style:text-underline-type="single" style:text-underline-style="solid" style:text-underline-width="auto" style:text-underline-mode="continuous" fo:language="nb" fo:country="NO"/>
    </style:style>
    <style:style style:name="T370" style:parent-style-name="DefaultParagraphFont" style:family="text">
      <style:text-properties fo:language="nb" fo:country="NO"/>
    </style:style>
    <style:style style:name="T371" style:parent-style-name="DefaultParagraphFont" style:family="text">
      <style:text-properties fo:language="nb" fo:country="NO"/>
    </style:style>
    <style:style style:name="P372" style:parent-style-name="Normal" style:family="paragraph">
      <style:text-properties fo:language="nb" fo:country="NO"/>
    </style:style>
    <style:style style:name="P373" style:parent-style-name="Normal" style:family="paragraph">
      <style:text-properties fo:language="nb" fo:country="NO"/>
    </style:style>
    <style:style style:name="P374" style:parent-style-name="Normal" style:family="paragraph">
      <style:text-properties fo:language="nb" fo:country="NO"/>
    </style:style>
    <style:style style:name="P375" style:parent-style-name="Normal" style:family="paragraph">
      <style:text-properties fo:language="nb" fo:country="NO"/>
    </style:style>
    <style:style style:name="P376" style:parent-style-name="Normal" style:family="paragraph">
      <style:text-properties fo:language="nb" fo:country="NO"/>
    </style:style>
    <style:style style:name="P377" style:parent-style-name="Normal" style:family="paragraph">
      <style:text-properties fo:language="nb" fo:country="NO"/>
    </style:style>
    <style:style style:name="P378" style:parent-style-name="Normal" style:family="paragraph">
      <style:text-properties fo:language="nb" fo:country="NO"/>
    </style:style>
    <style:style style:name="P379" style:parent-style-name="Normal" style:family="paragraph">
      <style:text-properties fo:font-style="italic" style:font-style-asian="italic" fo:language="nb" fo:country="NO"/>
    </style:style>
    <style:style style:name="P380" style:parent-style-name="PlainText" style:family="paragraph">
      <style:text-properties style:font-name="Courier New" style:font-name-complex="Courier New"/>
    </style:style>
    <style:style style:name="P381" style:parent-style-name="PlainText" style:family="paragraph">
      <style:text-properties style:font-name="Courier New" style:font-name-complex="Courier New"/>
    </style:style>
    <style:style style:name="P382" style:parent-style-name="PlainText" style:family="paragraph">
      <style:text-properties style:font-name="Courier New" style:font-name-complex="Courier New"/>
    </style:style>
    <style:style style:name="P383" style:parent-style-name="PlainText" style:family="paragraph">
      <style:text-properties style:font-name="Courier New" style:font-name-complex="Courier New"/>
    </style:style>
    <style:style style:name="P384" style:parent-style-name="PlainText" style:family="paragraph">
      <style:text-properties style:font-name="Courier New" style:font-name-complex="Courier New"/>
    </style:style>
    <style:style style:name="P385" style:parent-style-name="PlainText" style:family="paragraph">
      <style:text-properties style:font-name="Courier New" style:font-name-complex="Courier New"/>
    </style:style>
    <style:style style:name="P386" style:parent-style-name="PlainText" style:family="paragraph">
      <style:text-properties style:font-name="Courier New" style:font-name-complex="Courier New"/>
    </style:style>
    <style:style style:name="P387" style:parent-style-name="PlainText" style:family="paragraph">
      <style:text-properties style:font-name="Courier New" style:font-name-complex="Courier New"/>
    </style:style>
    <style:style style:name="P388" style:parent-style-name="PlainText" style:family="paragraph">
      <style:text-properties style:font-name="Courier New" style:font-name-complex="Courier New"/>
    </style:style>
  </office:automatic-styles>
  <office:body>
    <office:text text:use-soft-page-breaks="true">
      <text:p text:style-name="P1"/>
      <text:p text:style-name="P2">30.08.12</text:p>
      <text:p text:style-name="P3">Første møte Prosjekt 1<text:s/></text:p>
      <text:p text:style-name="P4"/>
      <text:p text:style-name="P5">Alf var ikke med på møtet. Har ikke svart på mail.</text:p>
      <text:p text:style-name="P6">Snakket om å koordinere når vi kan møtes. Vi har ikke mulighet til å møtes hver dag, men ønsker å finne en fast tid.</text:p>
      <text:p text:style-name="P7">Bestemte å møtes lørdag kl 12 for å kartlegge problemstillinger og arbeidsoppgaver og fordele disse.</text:p>
      <text:p text:style-name="P8">Estimere tidsbruk på de forskjellige oppgavene og starte på det overordnede designet.</text:p>
      <text:p text:style-name="P9">Håper alle kan komme :)</text:p>
      <text:p text:style-name="P10"/>
      <text:p text:style-name="P11">Per Øyvind foreslo "Trello" som oversiktsprogram a la SCRUM-oversikt.</text:p>
      <text:p text:style-name="P12">Vi ønsker å bruke GIT som versjonskontroll.</text:p>
      <text:p text:style-name="P13"/>
      <text:p text:style-name="P14">Forslag om å gi overordnet ansvar for de ulike delene av prosjektet.</text:p>
      <text:p text:style-name="P15"/>
      <text:p text:style-name="P16">Konstruktivt og ryddig. Alle virker som OK folk som kan Java.</text:p>
      <text:p text:style-name="P17"/>
      <text:p text:style-name="P18">Starte med rapport tidlig.</text:p>
      <text:p text:style-name="P19">Sette deadline to uker før innleveringsfrist i tilfelle fuck up.</text:p>
      <text:p text:style-name="P20"/>
      <text:p text:style-name="P21"/>
      <text:p text:style-name="P22"/>
      <text:p text:style-name="P23">31.08.12</text:p>
      <text:p text:style-name="P24">Andre møte.</text:p>
      <text:p text:style-name="P25"/>
      <text:p text:style-name="P26">Møtestart 12.15.</text:p>
      <text:p text:style-name="P27">Jørgen, Per Øyvind, Tor, Anders, Svenn.</text:p>
      <text:p text:style-name="P28"/>
      <text:p text:style-name="P29">Fant ut at Alf egentlig heter Lars Erik.</text:p>
      <text:p text:style-name="P30"/>
      <text:p text:style-name="P31">Valg av ScrumMaster:</text:p>
      <text:p text:style-name="P32">Alle sa sine tanker om å være ScrumMaster.<text:s/></text:p>
      <text:p text:style-name="P33">Per Øyvind ble valgt siden han har kontroll på kaffen, og mente han kunne holde kontrollen ellers.</text:p>
      <text:p text:style-name="P34"/>
      <text:p text:style-name="P35">Prosjektet består av disse overordnede delene:</text:p>
      <text:p text:style-name="P36"><text:tab/>-GUI</text:p>
      <text:p text:style-name="P37"><text:tab/>-Databaser</text:p>
      <text:p text:style-name="P38"><text:tab/>-Rapportansvarlig</text:p>
      <text:p text:style-name="P39"><text:tab/>-Programmeringsansvarlig</text:p>
      <text:p text:style-name="P40"><text:tab/>-Kart</text:p>
      <text:p text:style-name="P41"/>
      <text:p text:style-name="P42">Fordeling</text:p>
      <text:p text:style-name="P43"><text:tab/>- Svenn:<text:tab/><text:tab/>Kart</text:p>
      <text:p text:style-name="P44"><text:tab/>- Anders:<text:tab/><text:s/><text:tab/>GUI</text:p>
      <text:p text:style-name="P45"><text:tab/>- Tor:<text:tab/><text:tab/><text:tab/>Programmering</text:p>
      <text:p text:style-name="P46"><text:tab/>- Jørgen:<text:tab/><text:tab/>Databaser</text:p>
      <text:p text:style-name="P47"><text:tab/>- Per Øyvind:<text:tab/><text:tab/>ScrumMaster</text:p>
      <text:p text:style-name="P48"><text:tab/>- Alf (Lars Erik)<text:s/><text:tab/>Dokumentasjon / Rapport</text:p>
      <text:p text:style-name="P49"/>
      <text:p text:style-name="P50">Diskusjon om problemstillingene i prosjektet.</text:p>
      <text:p text:style-name="P51">Idémyldring</text:p>
      <text:p text:style-name="P52"><text:tab/>-Kobling mellom simle og lam.</text:p>
      <text:p text:style-name="P53"><text:tab/>-Sortering etter alder</text:p>
      <text:p text:style-name="P54"><text:tab/>-Hvilke data sendes fra overvåkningssystmet.</text:p>
      <text:soft-page-break/>
      <text:p text:style-name="P55"><text:tab/><text:tab/>-GPS</text:p>
      <text:p text:style-name="P56"><text:tab/><text:tab/>-Puls</text:p>
      <text:p text:style-name="P57"><text:tab/><text:tab/>-Batteristatus</text:p>
      <text:p text:style-name="P58"><text:tab/>-Backend som samler inn data fortløpende fra sauene.</text:p>
      <text:p text:style-name="P59"><text:tab/><text:tab/>-Sender data videre 3 ganger om dagen til frontend.</text:p>
      <text:p text:style-name="P60"><text:tab/><text:tab/>-Kan sende alarmmeldinger hvis:</text:p>
      <text:p text:style-name="P61"><text:tab/><text:tab/><text:tab/>-En sau har veldig høy puls OG er separert fra flokken.</text:p>
      <text:p text:style-name="P62"><text:tab/><text:tab/><text:tab/>-Mange sauer i en flokk har veldig høy puls.</text:p>
      <text:p text:style-name="P63"><text:tab/><text:tab/><text:tab/>-Sau uten puls.</text:p>
      <text:p text:style-name="P64"><text:tab/>-Frontend</text:p>
      <text:p text:style-name="P65"><text:tab/><text:tab/>-Sporingsfunskjon. Vise forflytning over tid. Gå inn på hver sau for å sjekke data?</text:p>
      <text:p text:style-name="P66"/>
      <text:p text:style-name="P67">Hvilken programvare?</text:p>
      <text:p text:style-name="P68"><text:tab/>-Java som språk</text:p>
      <text:p text:style-name="P69"><text:tab/>-Qt? (GUI)</text:p>
      <text:p text:style-name="P70"><text:tab/>-MySql</text:p>
      <text:p text:style-name="P71"><text:tab/>-GIT</text:p>
      <text:p text:style-name="P72"><text:tab/></text:p>
      <text:p text:style-name="P73">Satte opp SCRUM-oversikt over hvilke deler som må jobbes med, men venter med tidsestimater til vi vet mer om prosjektet.</text:p>
      <text:p text:style-name="P74"/>
      <text:p text:style-name="P75">Generell hjemmelekse til alle.</text:p>
      <text:p text:style-name="P76"><text:tab/>Sette seg inn i GIT. SQL.</text:p>
      <text:p text:style-name="P77">Anders ser på Qt (GUI)</text:p>
      <text:p text:style-name="P78">Per Øyvind snakker med und.ass om data fra sau og sette opp GIT-server</text:p>
      <text:p text:style-name="P79"/>
      <text:p text:style-name="P80">Svenn legger ut referat på Dropbox.</text:p>
      <text:p text:style-name="P81"/>
      <text:p text:style-name="P82"/>
      <text:p text:style-name="P83">Neste møte: Sjekke med Doodle når det passer for folk. (sette opp faste møtetider)</text:p>
      <text:p text:style-name="P84"/>
      <text:p text:style-name="P85">Møteslutt 14.00</text:p>
      <text:p text:style-name="P86"/>
      <text:p text:style-name="P87"/>
      <text:p text:style-name="P88"/>
      <text:p text:style-name="P89"/>
      <text:p text:style-name="P90">05.09.12</text:p>
      <text:p text:style-name="P91">Møte 3</text:p>
      <text:p text:style-name="P92"/>
      <text:p text:style-name="P93">Møtestart 12.15</text:p>
      <text:p text:style-name="P94">Tor, Anders, Svenn, Lare Erik.</text:p>
      <text:p text:style-name="P95">Per Øyvind hadde sett feil på timeplanen og var opptatt på øving. Jørgen fikk jobbplan sent og måtte på jobb.</text:p>
      <text:p text:style-name="P96"/>
      <text:p text:style-name="P97">Vurderer program for ER-modell og systemmodellering. Lars Erik har erfaring med DB og systemutvikling.<text:s/></text:p>
      <text:p text:style-name="P98">Foreslår å bruke:</text:p>
      <text:p text:style-name="P99"/>
      <text:p text:style-name="P100">ER-modeller.</text:p>
      <text:p text:style-name="P101">DIA (systemutviklingsverktøy)</text:p>
      <text:p text:style-name="P102"/>
      <text:p text:style-name="P103">Bestemt at vi koder på engelsk. Forutsatt ingen innsigelser og protester.</text:p>
      <text:p text:style-name="P104"/>
      <text:p text:style-name="P105">Startet på ER-modell. Lars Erik sin erfaring er nyttig. Konstruktiv tenking og idemyldring.</text:p>
      <text:p text:style-name="P106">Satte opp første kravspesifikasjon.</text:p>
      <text:soft-page-break/>
      <text:p text:style-name="P107">Begynte å bruke ER-modeller og GIT.</text:p>
      <text:p text:style-name="P108"/>
      <text:p text:style-name="P109">Sprint 1: Ferdig til onsdag 12.09</text:p>
      <text:p text:style-name="P110"/>
      <text:p text:style-name="P111">Ferdig ER-modell.</text:p>
      <text:p text:style-name="P112">Kravspesifikasjon</text:p>
      <text:p text:style-name="P113"/>
      <text:p text:style-name="P114">.</text:p>
      <text:p text:style-name="P115">Neste møte lørdag 08.09.12 kl 12 på P15, 3 etasje.</text:p>
      <text:p text:style-name="P116"/>
      <text:p text:style-name="P117">Møteslutt 13.40.</text:p>
      <text:p text:style-name="P118"/>
      <text:p text:style-name="P119"/>
      <text:p text:style-name="P120"/>
      <text:p text:style-name="P121">08.09.12</text:p>
      <text:p text:style-name="P122">Møte 4</text:p>
      <text:p text:style-name="P123"/>
      <text:p text:style-name="P124">Møtestart 09.35</text:p>
      <text:p text:style-name="P125">Svenn, Anders, Tor, Jørgen, Per Øyvind.</text:p>
      <text:p text:style-name="P126"/>
      <text:p text:style-name="P127">Vi skulle starte kl 09.00, men Svenn og Per Øyvind forsov seg. Lars Eirik manglet da møtet startet.</text:p>
      <text:p text:style-name="P128">Lars Erik kom ca kl 10.00</text:p>
      <text:p text:style-name="P129">Folk brukte ventetiden på å sette opp git og andre nødvendige program.</text:p>
      <text:p text:style-name="P130"/>
      <text:p text:style-name="P131">Begynte å bruke Trello for å holde styr på sprinter og scrum-oppsett.</text:p>
      <text:p text:style-name="P132"/>
      <text:p text:style-name="P133"/>
      <text:p text:style-name="P134"/>
      <text:p text:style-name="P135">Planla første sprint. Skal være ferdig 19.09.12.</text:p>
      <text:p text:style-name="P136"/>
      <text:p text:style-name="P137">ER-modell.</text:p>
      <text:p text:style-name="P138">Kravspesifikasjon.</text:p>
      <text:p text:style-name="P139">Sette opp databasen til prosjektet. (MySQL)</text:p>
      <text:p text:style-name="P140">Prototype til GUI-design ferdig</text:p>
      <text:p text:style-name="P141">Svenn lese seg opp på kart-API.</text:p>
      <text:p text:style-name="P142"/>
      <text:p text:style-name="P143"/>
      <text:p text:style-name="P144"/>
      <text:p text:style-name="P145"/>
      <text:p text:style-name="P146">Omfordelte ansvarsområder:</text:p>
      <text:p text:style-name="P147"/>
      <text:p text:style-name="P148">Database<text:tab/><text:tab/>Lars Erik</text:p>
      <text:p text:style-name="P149">Programmering<text:tab/><text:tab/>Tor</text:p>
      <text:p text:style-name="P150">Dokumentasjon/rapport<text:tab/>Jørgen</text:p>
      <text:p text:style-name="P151">Kart<text:tab/><text:tab/><text:tab/>Svenn</text:p>
      <text:p text:style-name="P152">GUI<text:tab/><text:tab/><text:tab/>Anders</text:p>
      <text:p text:style-name="P153">ScrumMaster<text:tab/><text:tab/>Per Øyvind</text:p>
      <text:p text:style-name="P154"/>
      <text:p text:style-name="P155"/>
      <text:p text:style-name="P156">11.20: Jørgen måtte på jobb.</text:p>
      <text:p text:style-name="P157"/>
      <text:p text:style-name="P158">Begynte å modellere systemet. Bruker DIA.</text:p>
      <text:p text:style-name="P159"/>
      <text:p text:style-name="P160">12.30: Svenn må gå. Pakke før flytting.</text:p>
      <text:p text:style-name="P161"/>
      <text:p text:style-name="P162">Møteslutt: 13.00</text:p>
      <text:p text:style-name="P163"/>
      <text:p text:style-name="P164"/>
      <text:p text:style-name="P165">12.09.12</text:p>
      <text:p text:style-name="P166">Møte 5</text:p>
      <text:p text:style-name="P167">Møtestart 14.15</text:p>
      <text:p text:style-name="P168">Svenn, Jørgen, Anders, Tor, Lars Erik, Per Øyvind</text:p>
      <text:p text:style-name="P169"/>
      <text:p text:style-name="P170">Møte med stud.ass.</text:p>
      <text:p text:style-name="P171">Stilte spørsmål ang.</text:p>
      <text:p text:style-name="P172"><text:tab/>-Kartskala<text:tab/>1:50000 -&gt; 1:1800</text:p>
      <text:p text:style-name="P173"><text:tab/>-Visning av sau<text:tab/><text:tab/>Grupere sau når det zoomes ut. Ev filtrere ut sauer nært hverandre.</text:p>
      <text:p text:style-name="P174"><text:tab/>-Verktøy<text:tab/>Stud.ass mente vi hadde god kontroll, og våre valg ville kunne funke bra.</text:p>
      <text:p text:style-name="P175"><text:tab/>-Kravspekk<text:tab/>Blir oppdatert på nettsiden snart. Faglærer tenker for stort. SMS/Oppringing trenger vi ikke.</text:p>
      <text:p text:style-name="P176"><text:tab/>-Er-modell<text:tab/></text:p>
      <text:p text:style-name="P177"><text:tab/>-Systemmodell</text:p>
      <text:p text:style-name="P178"><text:tab/>-Dokumentasjon</text:p>
      <text:p text:style-name="P179"><text:tab/><text:tab/>-Javadoc</text:p>
      <text:p text:style-name="P180"><text:tab/>-Levere i kjørbar .jar-fil</text:p>
      <text:p text:style-name="P181"/>
      <text:p text:style-name="P182">Vi må dokumentere alt. Hvorfor vi tar de valgene vi tar (programvare)</text:p>
      <text:p text:style-name="P183"/>
      <text:p text:style-name="P184">Vi må føre timeliste. Hver fører individuell timeliste.</text:p>
      <text:p text:style-name="P185"/>
      <text:p text:style-name="P186"/>
      <text:p text:style-name="P187">Flyttet oss til R-52 for å kunne jobbe uten andre rundt oss.</text:p>
      <text:p text:style-name="P188">Lars Erik fikk satt opp database på stud-server. Kan flytte den til fag-server senere om det trengs.</text:p>
      <text:p text:style-name="P189">Anders jobber videre med GUI.</text:p>
      <text:p text:style-name="P190">Svenn ser på WMS-kart og hvordan hvis det i appen.</text:p>
      <text:p text:style-name="P191"/>
      <text:p text:style-name="P192"/>
      <text:p text:style-name="P193"/>
      <text:p text:style-name="P194">16.00 Jørgen og Tor må gå.</text:p>
      <text:p text:style-name="P195"/>
      <text:p text:style-name="P196"/>
      <text:p text:style-name="P197">Møteslutt: 17.00</text:p>
      <text:p text:style-name="P198"/>
      <text:p text:style-name="P199"/>
      <text:p text:style-name="P200">=======</text:p>
      <text:p text:style-name="P201">19.09.12</text:p>
      <text:p text:style-name="P202">Møte 6</text:p>
      <text:p text:style-name="P203">Møtestart 12.15</text:p>
      <text:p text:style-name="P204">Svenn, Per Øyvind, Lars Erik, Jørgen, Anders</text:p>
      <text:p text:style-name="P205">Fikk ikke kontakt med Tor, selv om han hadde svart på Facebook</text:p>
      <text:p text:style-name="P206"/>
      <text:p text:style-name="P207">Lars Erik foreslår å bruke IceScrum i stedet for Trello. IceScrum har innebygde funksjoner for grafer of Scrum boards og vil gjøre jobben vår enklere.</text:p>
      <text:p text:style-name="P208">Alle er enige i å ta dette i bruk hvis Lars Erik får det til å kjøre stabilt.</text:p>
      <text:p text:style-name="P209">IscScrum er et serverbasert Scrum-program som gjør det enklere å holde styr på sprinter og hele scrum-opplegget.</text:p>
      <text:p text:style-name="P210"/>
      <text:p text:style-name="P211">I forkant av møtet har Svenn bedt om hjelp på kartdelen av prosjektet. Dette kommer til å bli en stor del og Per Øyvind meldte seg til å være med å finne ut av det.</text:p>
      <text:p text:style-name="P212"/>
      <text:p text:style-name="P213">Gjennomgang av sprint 1:</text:p>
      <text:p text:style-name="P214"><text:tab/>-GUI: Anders har prototypen klar. Vetca hvilke klasser som trengs. Trenger et par timer til for å sette seg inn i UML-notasjon, som vil inngå i Sprint 2.</text:p>
      <text:p text:style-name="P215"><text:tab/>-Systemdesign: Vi har en del igjen her.</text:p>
      <text:p text:style-name="P216"><text:tab/><text:tab/>Mangler sekvensdiagram, aktivitetsdiagram, en del igjen i klassediagrammet. Mangler klassene for kartimplementeringen.</text:p>
      <text:p text:style-name="P217"><text:tab/>-Kart: Svenn ba om hjelp, Per Øyvind trår til. Sett på frameworks for oppkobling mot Qt. Må finne ut mer hva som må gjøres.</text:p>
      <text:p text:style-name="P218"><text:tab/>-Research: Å få ringesignal ved opprop er vanskelig. Vi sier oss fornøyd med SMS-varsling.</text:p>
      <text:p text:style-name="P219"><text:tab/>-Valg av verktøy er ferdig.</text:p>
      <text:p text:style-name="P220"><text:tab/>-Databasen er oppe og går. Dvs ER-modellen er også ferdig.</text:p>
      <text:p text:style-name="P221"><text:tab/></text:p>
      <text:p text:style-name="P222">Oppretter Sprint 2:</text:p>
      <text:p text:style-name="P223"><text:tab/>-GUI: Begynne på programmering av GUI.</text:p>
      <text:p text:style-name="P224"><text:tab/>-Programmering:<text:s/></text:p>
      <text:p text:style-name="P225"><text:tab/><text:tab/>-DatabaseConnector.</text:p>
      <text:p text:style-name="P226"><text:tab/><text:tab/>-Start av skype avhengigheter med tanke på platform.</text:p>
      <text:p text:style-name="P227"><text:tab/>-Systemdesig: Ordne manglende klasser</text:p>
      <text:p text:style-name="P228"><text:tab/>-Kart: Vise et kartbilde i Qt.</text:p>
      <text:p text:style-name="P229"/>
      <text:p text:style-name="P230">Tor kom 13.27</text:p>
      <text:p text:style-name="P231"/>
      <text:p text:style-name="P232">14:18 Svenn dro på jobb</text:p>
      <text:p text:style-name="P233"/>
      <text:p text:style-name="P234"/>
      <text:p text:style-name="P235">21.09.12</text:p>
      <text:p text:style-name="P236">Møte 7</text:p>
      <text:p text:style-name="P237">Møtestart 11.15</text:p>
      <text:p text:style-name="P238">Lars Erik, Tor, Jørgen, Per Øyvind, Anders</text:p>
      <text:p text:style-name="P239">Svenn er på jobb</text:p>
      <text:p text:style-name="P240"><text:tab/></text:p>
      <text:p text:style-name="P241">Gruppen har byttet ut trello til fordel for icescrum. Icescrum er hostet på kord.dyndns.org:8080/icescrum. Icescrum er bedre fordi det er ment spesifikt på scrum</text:p>
      <text:p text:style-name="P242">og har burndown charts, backlogs, release plans etc.<text:s/></text:p>
      <text:p text:style-name="P243">DatabaseConnector er "ferdig(trenger andre klasser for testing)" og Lars er sekretær/arbeidsledig.</text:p>
      <text:p text:style-name="P244">Tor og Jørgen har laget en flowchart for GUI-design.</text:p>
      <text:p text:style-name="P245">Anders har komt godt i gang med GUI. Per Øyvind assisterer.</text:p>
      <text:p text:style-name="P246">Det luftes ideer om å kunne overføre sauer mellom gårder.</text:p>
      <text:p text:style-name="P247">Det jobbes med design og programmering samt merging av prosjektene.</text:p>
      <text:p text:style-name="P248">Inputsimulator er påbegynt.</text:p>
      <text:p text:style-name="P249"><text:tab/></text:p>
      <text:p text:style-name="P250"><text:tab/></text:p>
      <text:p text:style-name="P251"><text:tab/></text:p>
      <text:p text:style-name="P252">25.09.12</text:p>
      <text:p text:style-name="P253">Møte 8</text:p>
      <text:p text:style-name="P254">Møtestart 12.15</text:p>
      <text:p text:style-name="P255">Svenn, Lars Erik, Tor, Jørgen, Per Øyvind, Anders</text:p>
      <text:p text:style-name="P256"/>
      <text:p text:style-name="P257">Starter møtet med å finne ut at vi ikke får kontakt med koden i git-repoet.</text:p>
      <text:p text:style-name="P258">Prøvde flere rollbacks som ikke funket, men Ander hadde en lokal versjon som ble pushet opp og alt var på plass igjen.</text:p>
      <text:p text:style-name="P259"/>
      <text:soft-page-break/>
      <text:p text:style-name="P260">Per Øyvind sliter med et virus som har gjort pc-en hans til en murstein, men klarer å få liv i den igjen iløpet av møtet.</text:p>
      <text:p text:style-name="P261"/>
      <text:p text:style-name="P262">Diskuterer andre alternativ til Qt. Qt Jambi krever et binding layer mellom javakode og C++ kode. Potensielt mye jobb for å få det til å funke</text:p>
      <text:p text:style-name="P263"/>
      <text:p text:style-name="P264">13.47</text:p>
      <text:p text:style-name="P265">Vi får fortsatt ikke Eclips til å gjenkjenne hovedprogrammet vårt som et prosjekt. Viser kun mappetre, ikke pakker.</text:p>
      <text:p text:style-name="P266"/>
      <text:p text:style-name="P267">Anders har klart å få JPanel og generelt flere Swing-komponenter integrert i Qt Jambi,</text:p>
      <text:p text:style-name="P268"/>
      <text:p text:style-name="P269">14.14</text:p>
      <text:p text:style-name="P270">Jørgen og Anders må på forelesning.</text:p>
      <text:p text:style-name="P271"/>
      <text:p text:style-name="P272">Per Øyvind klarer å sette opp repoet på nytt igjen. Vi har mistet ca 150 linjer kode i DatabaseConnector.java.</text:p>
      <text:p text:style-name="P273"/>
      <text:p text:style-name="P274"/>
      <text:p text:style-name="P275">Møteslutt 15.30</text:p>
      <text:p text:style-name="P276"/>
      <text:p text:style-name="P277"/>
      <text:p text:style-name="P278">26.09.12</text:p>
      <text:p text:style-name="P279">Møte 9</text:p>
      <text:p text:style-name="P280">Møtestart 12.15</text:p>
      <text:p text:style-name="P281">Jørgen, Tor, Svenn, Per Øyvind, stud.ass</text:p>
      <text:p text:style-name="P282">Anders og Lars Erik er borte på andre møter.</text:p>
      <text:p text:style-name="P283"/>
      <text:p text:style-name="P284"/>
      <text:p text:style-name="P285">Møte med studass. Går gjennom hva vi har gjort til nå.</text:p>
      <text:p text:style-name="P286"/>
      <text:p text:style-name="P287">Per Øyvind prøvde å får vist GUI men hadde problemer siden Qt ikke takler Java 64 bit. Anders har det lokalt på sin maskin.</text:p>
      <text:p text:style-name="P288"/>
      <text:p text:style-name="P289">Fikk ikke gjort så mye programmering.</text:p>
      <text:p text:style-name="P290">Har fått tak i en WMS-klient skrevet i Java vi kan se på og finne ut hvordan kartvisning er implementert der.</text:p>
      <text:p text:style-name="P291"/>
      <text:p text:style-name="P292">Møteslutt 14.30</text:p>
      <text:p text:style-name="P293"/>
      <text:p text:style-name="P294"/>
      <text:p text:style-name="P295">03.10.12</text:p>
      <text:p text:style-name="P296">Møte 10</text:p>
      <text:p text:style-name="P297">Møtestart 12.15</text:p>
      <text:p text:style-name="P298">Jørgen, Per Øyvind, Tor, Lars Erik, Anders</text:p>
      <text:p text:style-name="P299"/>
      <text:p text:style-name="P300">Svenn er syk.<text:s/></text:p>
      <text:p text:style-name="P301"/>
      <text:p text:style-name="P302">Sprint 1 er nå ferdig.</text:p>
      <text:p text:style-name="P303"/>
      <text:p text:style-name="P304">Vi planlegger sprint 2 som skal være ferdig til midtveispresentasjonen.<text:s/></text:p>
      <text:p text:style-name="P305">Forrige sprint var preget av undervurdering av arbeidsmengde, og hadde derfor mange endringer i tidsbruk underveis.</text:p>
      <text:p text:style-name="P306">Vi bestemte oss for å heller beregne for mye tid på hver pakke i sprint 2. Arbeidsmengden er derfor nesten dobbelt så stor,</text:p>
      <text:p text:style-name="P307">og vi venter at faktisk arbeidsmengde vil være en plass i mellom estimatene i sprint 1 og sprint 2.</text:p>
      <text:p text:style-name="P308"/>
      <text:p text:style-name="P309">Vi har også bestemt oss for å prøve en server-klient arkitektur for å gi brukeren en mer stabil opplevelse. Research på dette</text:p>
      <text:p text:style-name="P310">er en stor del av sprint 2.</text:p>
      <text:p text:style-name="P311"/>
      <text:p text:style-name="P312">Noen av arbeidspakkene fra sprint 1 ble flyttet til sprint 2 fordi de ikke ble gjennomført. Dette gjelder Skype runtime(6t),</text:p>
      <text:p text:style-name="P313">Dokumentasjon(6t) og Diagrammer(4t).</text:p>
      <text:p text:style-name="P314"/>
      <text:p text:style-name="P315">Resten av møtet ble brukt til å jobbe med oppgavene vi har tildelt hverandre.</text:p>
      <text:p text:style-name="P316"/>
      <text:p text:style-name="P317">Møteslutt 14.00</text:p>
      <text:p text:style-name="P318"/>
      <text:p text:style-name="P319"/>
      <text:p text:style-name="P320"/>
      <text:p text:style-name="P321"/>
      <text:p text:style-name="P322">Møte 11</text:p>
      <text:p text:style-name="P323">Møtestart 12.15</text:p>
      <text:p text:style-name="P324">Jørgen, Per Øyvind, Tor, Anders, Svenn.</text:p>
      <text:p text:style-name="P325">Lars Erik har fysiotime. Kommer så fort han har mulighet.</text:p>
      <text:p text:style-name="P326"/>
      <text:p text:style-name="P327">Per Øyvind oppdaterer Svenn på hvordan kartdelen av prosjektet har utviklet seg. Har funnet JXViewer som gjør det enklere å integrere WMS-tjenester i Java. Awesomeness!</text:p>
      <text:p text:style-name="P328"/>
      <text:p text:style-name="P329">Rapport til studass sendt vedrørende sprint 1.</text:p>
      <text:p text:style-name="P330"/>
      <text:p text:style-name="P331">Siden forige møte:</text:p>
      <text:p text:style-name="P332">Jørgen har jobbet med tilstandsdiagram og generell kode.</text:p>
      <text:p text:style-name="P333">Tor har jobbet med sekvensdiagram.</text:p>
      <text:p text:style-name="P334">Svenn har jobbet med å forstå hvordan wms-klienten som ble funnet på nett fungerer.</text:p>
      <text:p text:style-name="P335">Per Øyvind har funnet en alternativ, og bedre, måte å vise kart på.</text:p>
      <text:p text:style-name="P336">Anders har kodet om mye for å unngå hardkoding.</text:p>
      <text:p text:style-name="P337"/>
      <text:p text:style-name="P338"/>
      <text:p text:style-name="P339">Det registreres at Per Øyvind ikke har kontroll på kaffen. Skuffende, siden dette var et kriterie for at han ble valg til Scrum-master ;)</text:p>
      <text:p text:style-name="P340"/>
      <text:p text:style-name="P341">Møteslutt: 14.15</text:p>
      <text:p text:style-name="P342"/>
      <text:p text:style-name="P343"/>
      <text:p text:style-name="P344">Møte 12</text:p>
      <text:p text:style-name="P345">Møtestart 14.15</text:p>
      <text:p text:style-name="P346">Per Øyvind, Jørgen, Svenn</text:p>
      <text:p text:style-name="P347"/>
      <text:p text:style-name="P348">Laget midtveispresentasjonen.</text:p>
      <text:p text:style-name="P349">Skrev tekst om hva som måtte snakkes om på presentasjonen.</text:p>
      <text:p text:style-name="P350"/>
      <text:p text:style-name="P351"/>
      <text:p text:style-name="P352">Møteslutt 16.00</text:p>
      <text:p text:style-name="P353"/>
      <text:p text:style-name="P354"/>
      <text:p text:style-name="P355"/>
      <text:p text:style-name="P356">Møte 13</text:p>
      <text:p text:style-name="P357">Møtestart 10.15</text:p>
      <text:p text:style-name="P358">Svenn, Jørgen, Anders, Lars Erik, Tor, Per Øyvind</text:p>
      <text:p text:style-name="P359"/>
      <text:p text:style-name="P360">Finpusset midtveispresentasjon. Fordelte og kjørte gjennom presentasjonen.</text:p>
      <text:p text:style-name="P361"/>
      <text:p text:style-name="P362"/>
      <text:p text:style-name="P363">Møteslutt 12.00</text:p>
      <text:p text:style-name="P364"/>
      <text:p text:style-name="P365"/>
      <text:p text:style-name="P366"/>
      <text:h text:style-name="P367" text:outline-level="1">Møte 14</text:h>
      <text:p text:style-name="P368">Møtestart<text:s/>17/10-12 kl12.15</text:p>
      <text:p text:style-name="Normal"><text:span text:style-name="T369">Tilstede:</text:span><text:span text:style-name="T370"><text:s/></text:span><text:span text:style-name="T371">Jørgen, Per Øyvind, Tor, Anders, Svenn, Lars Erik.</text:span></text:p>
      <text:p text:style-name="P372">Hovedmålet for dette møtet er å sette opp Sprint 3.</text:p>
      <text:p text:style-name="P373">Starter med å estimere hva som er mulig arbeidsmengde per person<text:s/>per uke. Kom frem til at 8 timer per uke per person er realistisk.</text:p>
      <text:p text:style-name="P374">Skal sette opp sprinten slike at den totalt er på 96 timer.</text:p>
      <text:p text:style-name="P375">Dele opp sprint-oppgavene i mindre oppgaver og plassere dem under kategorier. Vi har hatt for generelle sprint-oppgaver frem til nå og må spesifisere mer hva hver oppgaver går ut på.</text:p>
      <text:p text:style-name="P376">De resterende timene og oppgaver fra Sprint 2 blir overført til Sprint 3. Oppgavene blir også oppdelt i mindre underoppgaver i Sprint 3 så de vises ikke like tydelig, men de er fortsatt der.</text:p>
      <text:p text:style-name="P377">Vi ønsker tilbakemelding på Sprint 2<text:s/>og presentasjonen. Vi vil<text:s/>og<text:s/>ha med stud.ass på neste møte, men<text:s/>Perry er bortreist den uken. Skal høre med han om en annen kan se over eller om vi eventuelt tar det uken etter.</text:p>
      <text:p text:style-name="P378">Oppgavene er lagt ut på IceScrum, og folk må ta kontroll over de de vil ha. Endte opp med totalt 96 timer.</text:p>
      <text:p text:style-name="P379">Møteslutt 14.00</text:p>
      <text:p text:style-name="P380"/>
      <text:p text:style-name="P381"/>
      <text:p text:style-name="P382"/>
      <text:p text:style-name="P383"/>
      <text:p text:style-name="P384"/>
      <text:p text:style-name="P385"/>
      <text:p text:style-name="P386"/>
      <text:p text:style-name="P387"/>
      <text:p text:style-name="P3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fo:font-size="10.5pt" style:font-size-asian="10.5pt" style:font-size-complex="10.5pt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263in" fo:margin-bottom="0.984in" fo:margin-right="0.92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er Øyvind Kanestrøm</meta:initial-creator>
    <dc:creator>Per Øyvind Kanestrøm</dc:creator>
    <meta:creation-date>2012-10-17T14:21:00Z</meta:creation-date>
    <dc:date>2012-10-17T14:21:00Z</dc:date>
    <meta:template xlink:href="Normal" xlink:type="simple"/>
    <meta:editing-cycles>2</meta:editing-cycles>
    <meta:editing-duration>PT60S</meta:editing-duration>
    <meta:document-statistic meta:page-count="8" meta:paragraph-count="23" meta:word-count="1739" meta:character-count="11633" meta:row-count="82" meta:non-whitespace-character-count="9917"/>
  </office:meta>
</office:document-meta>
</file>